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Microsoft YaHei'" style:font-family-asian="'@Microsoft YaHei'" style:font-family-complex="'@Microsoft YaHei'" fo:background-color="transparent" style:use-window-font-color="true"/>
    </style:style>
    <style:style style:name="T2" style:family="text">
      <style:text-properties fo:font-size="14.00pt" fo:font-weight="bold" fo:font-family="'@Microsoft YaHei'" style:font-family-asian="'@Microsoft YaHei'" style:font-family-complex="'@Microsoft YaHei'" fo:background-color="transparent" style:use-window-font-color="true"/>
    </style:style>
    <style:style style:name="T3" style:family="text">
      <style:text-properties fo:font-size="14.00pt" fo:font-weight="bold" fo:font-family="'@Microsoft YaHei'" style:font-family-asian="'@Microsoft YaHei'" style:font-family-complex="'@Microsoft YaHei'" fo:background-color="transparent" style:use-window-font-color="true"/>
    </style:style>
    <style:style style:name="T4" style:family="text">
      <style:text-properties fo:font-size="14.00pt" fo:font-weight="bold" fo:font-family="'@Microsoft YaHei'" style:font-family-asian="'@Microsoft YaHei'" style:font-family-complex="'@Microsoft YaHei'" fo:background-color="transparent" style:use-window-font-color="true"/>
    </style:style>
    <style:style style:name="T5" style:family="text">
      <style:text-properties fo:font-size="12.00pt" fo:font-weight="bold" fo:font-family="'@Microsoft YaHei'" style:font-family-asian="'@Microsoft YaHei'" style:font-family-complex="'@Microsoft YaHei'" fo:background-color="transparent" style:use-window-font-color="true"/>
    </style:style>
    <style:style style:name="T6" style:family="text">
      <style:text-properties fo:font-size="12.00pt" fo:font-weight="bold" fo:font-family="'@Microsoft YaHei'" style:font-family-asian="'@Microsoft YaHei'" style:font-family-complex="'@Microsoft YaHe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Microsoft YaHei'" style:font-family-asian="'@Microsoft YaHei'" style:font-family-complex="'@Microsoft YaHei'" fo:background-color="transparent" style:use-window-font-color="true"/>
    </style:style>
    <style:style style:name="T9" style:family="text">
      <style:text-properties fo:font-size="11.00pt" fo:font-weight="normal" fo:font-family="'@Microsoft YaHei'" style:font-family-asian="'@Microsoft YaHei'" style:font-family-complex="'@Microsoft YaHei'" fo:background-color="transparent" style:use-window-font-color="true"/>
    </style:style>
    <style:style style:name="T10" style:family="text">
      <style:text-properties fo:font-size="11.00pt" fo:font-weight="normal" fo:font-family="'@Microsoft YaHei'" style:font-family-asian="'@Microsoft YaHei'" style:font-family-complex="'@Microsoft YaHei'" fo:background-color="transparent" style:use-window-font-color="true"/>
    </style:style>
    <style:style style:name="T11" style:family="text">
      <style:text-properties fo:font-size="11.00pt" fo:font-weight="normal" fo:font-family="'@Microsoft YaHei'" style:font-family-asian="'@Microsoft YaHei'" style:font-family-complex="'@Microsoft YaHei'" fo:background-color="transparent" style:use-window-font-color="true"/>
    </style:style>
    <style:style style:name="T12" style:family="text">
      <style:text-properties fo:font-size="11.00pt" fo:font-weight="normal" fo:font-family="'@Microsoft YaHei'" style:font-family-asian="'@Microsoft YaHei'" style:font-family-complex="'@Microsoft YaHei'" fo:background-color="transparent" style:use-window-font-color="true"/>
    </style:style>
    <style:style style:name="T13" style:family="text">
      <style:text-properties fo:font-size="11.00pt" fo:font-weight="normal" fo:font-family="'@Microsoft YaHei'" style:font-family-asian="'@Microsoft YaHei'" style:font-family-complex="'@Microsoft YaHei'" fo:background-color="transparent" style:use-window-font-color="true"/>
    </style:style>
    <style:style style:name="T14" style:family="text">
      <style:text-properties fo:font-size="11.00pt" fo:font-weight="normal" fo:font-family="'@Microsoft YaHei'" style:font-family-asian="'@Microsoft YaHei'" style:font-family-complex="'@Microsoft YaHei'" fo:background-color="transparent" style:use-window-font-color="true"/>
    </style:style>
    <style:style style:name="T15" style:family="text">
      <style:text-properties fo:font-size="11.00pt" fo:font-weight="normal" fo:font-family="'@Microsoft YaHei'" style:font-family-asian="'@Microsoft YaHei'" style:font-family-complex="'@Microsoft YaHei'" fo:background-color="transparent" style:use-window-font-color="true"/>
    </style:style>
    <style:style style:name="T16" style:family="text">
      <style:text-properties fo:font-size="12.00pt" fo:font-weight="bold" fo:font-family="'@Microsoft YaHei'" style:font-family-asian="'@Microsoft YaHei'" style:font-family-complex="'@Microsoft YaHei'" fo:background-color="transparent" style:use-window-font-color="true"/>
    </style:style>
    <style:style style:name="T17" style:family="text">
      <style:text-properties fo:font-size="12.00pt" fo:font-weight="bold" fo:font-family="'@Microsoft YaHei'" style:font-family-asian="'@Microsoft YaHei'" style:font-family-complex="'@Microsoft YaHei'" fo:background-color="transparent" style:use-window-font-color="true"/>
    </style:style>
    <style:style style:name="T18" style:family="text">
      <style:text-properties fo:font-size="12.00pt" fo:font-weight="bold" fo:font-family="'@Microsoft YaHei'" style:font-family-asian="'@Microsoft YaHei'" style:font-family-complex="'@Microsoft YaHei'" fo:background-color="transparent" style:use-window-font-color="true"/>
    </style:style>
    <style:style style:name="T19" style:family="text">
      <style:text-properties fo:font-size="11.00pt" fo:font-weight="normal" fo:font-family="'@Microsoft YaHei'" style:font-family-asian="'@Microsoft YaHei'" style:font-family-complex="'@Microsoft YaHei'" fo:background-color="transparent" style:use-window-font-color="true"/>
    </style:style>
    <style:style style:name="T20" style:family="text">
      <style:text-properties fo:font-size="11.00pt" fo:font-weight="normal" fo:font-family="'@Microsoft YaHei'" style:font-family-asian="'@Microsoft YaHei'" style:font-family-complex="'@Microsoft YaHei'" fo:background-color="transparent" style:use-window-font-color="true"/>
    </style:style>
    <style:style style:name="T21" style:family="text">
      <style:text-properties fo:font-size="11.00pt" fo:font-weight="normal" fo:font-family="'@Microsoft YaHei'" style:font-family-asian="'@Microsoft YaHei'" style:font-family-complex="'@Microsoft YaHei'" fo:background-color="transparent" style:use-window-font-color="true"/>
    </style:style>
    <style:style style:name="T22" style:family="text">
      <style:text-properties fo:font-size="11.00pt" fo:font-weight="normal" fo:font-family="'@Microsoft YaHei'" style:font-family-asian="'@Microsoft YaHei'" style:font-family-complex="'@Microsoft YaHei'" fo:background-color="transparent" style:use-window-font-color="true"/>
    </style:style>
    <style:style style:name="T23" style:family="text">
      <style:text-properties fo:font-size="11.00pt" fo:font-weight="normal" fo:font-family="'@Microsoft YaHei'" style:font-family-asian="'@Microsoft YaHei'" style:font-family-complex="'@Microsoft YaHei'" fo:background-color="transparent" style:use-window-font-color="true"/>
    </style:style>
    <style:style style:name="T24" style:family="text">
      <style:text-properties fo:font-size="11.00pt" fo:font-weight="normal" fo:font-family="'@Microsoft YaHei'" style:font-family-asian="'@Microsoft YaHei'" style:font-family-complex="'@Microsoft YaHe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Arial" style:font-family-asian="Arial" style:font-family-complex="Arial" fo:background-color="transparent" style:use-window-font-color="true"/>
    </style:style>
    <style:style style:name="T27" style:family="text">
      <style:text-properties fo:font-size="11.00pt" fo:font-weight="bold" fo:font-family="'@Microsoft YaHei'" style:font-family-asian="'@Microsoft YaHei'" style:font-family-complex="'@Microsoft YaHei'" fo:background-color="transparent" style:use-window-font-color="true"/>
    </style:style>
    <style:style style:name="T28" style:family="text">
      <style:text-properties fo:font-size="11.00pt" fo:font-weight="normal" fo:font-family="'@Microsoft YaHei'" style:font-family-asian="'@Microsoft YaHei'" style:font-family-complex="'@Microsoft YaHei'" fo:background-color="transparent" style:use-window-font-color="true"/>
    </style:style>
    <style:style style:name="T29" style:family="text">
      <style:text-properties fo:font-size="11.00pt" fo:font-weight="bold" fo:font-family="'@Microsoft YaHei'" style:font-family-asian="'@Microsoft YaHei'" style:font-family-complex="'@Microsoft YaHei'" fo:background-color="transparent" style:use-window-font-color="true"/>
    </style:style>
    <style:style style:name="T30" style:family="text">
      <style:text-properties fo:font-size="11.00pt" fo:font-weight="bold" fo:font-family="'@Microsoft YaHei'" style:font-family-asian="'@Microsoft YaHei'" style:font-family-complex="'@Microsoft YaHei'" fo:background-color="transparent" style:use-window-font-color="true"/>
    </style:style>
    <style:style style:name="T31" style:family="text">
      <style:text-properties fo:font-size="11.00pt" fo:font-weight="bold" fo:font-family="'@Microsoft YaHei'" style:font-family-asian="'@Microsoft YaHei'" style:font-family-complex="'@Microsoft YaHei'" fo:background-color="transparent" style:use-window-font-color="true"/>
    </style:style>
    <style:style style:name="T32" style:family="text">
      <style:text-properties fo:font-size="11.00pt" fo:font-weight="normal" fo:font-family="'@Microsoft YaHei'" style:font-family-asian="'@Microsoft YaHei'" style:font-family-complex="'@Microsoft YaHei'" fo:background-color="transparent" style:use-window-font-color="true"/>
    </style:style>
    <style:style style:name="T33" style:family="text">
      <style:text-properties fo:font-size="11.00pt" fo:font-weight="normal" fo:font-family="'@Microsoft YaHei'" style:font-family-asian="'@Microsoft YaHei'" style:font-family-complex="'@Microsoft YaHei'" fo:background-color="transparent" style:use-window-font-color="true"/>
    </style:style>
    <style:style style:name="T34" style:family="text">
      <style:text-properties fo:font-size="11.00pt" fo:font-weight="normal" fo:font-family="'@Microsoft YaHei'" style:font-family-asian="'@Microsoft YaHei'" style:font-family-complex="'@Microsoft YaHei'" fo:background-color="transparent" style:use-window-font-color="true"/>
    </style:style>
    <style:style style:name="T35" style:family="text">
      <style:text-properties fo:font-size="11.00pt" fo:font-weight="normal" fo:font-family="'@Microsoft YaHei'" style:font-family-asian="'@Microsoft YaHei'" style:font-family-complex="'@Microsoft YaHei'" fo:background-color="transparent" style:use-window-font-color="true"/>
    </style:style>
    <style:style style:name="T36" style:family="text">
      <style:text-properties fo:font-size="11.00pt" fo:font-weight="normal" fo:font-family="'@Microsoft YaHei'" style:font-family-asian="'@Microsoft YaHei'" style:font-family-complex="'@Microsoft YaHei'" fo:background-color="transparent" style:use-window-font-color="true"/>
    </style:style>
    <style:style style:name="T37" style:family="text">
      <style:text-properties fo:font-size="11.00pt" fo:font-weight="normal" fo:font-family="'@Microsoft YaHei'" style:font-family-asian="'@Microsoft YaHei'" style:font-family-complex="'@Microsoft YaHei'" fo:background-color="transparent" style:use-window-font-color="true"/>
    </style:style>
    <style:style style:name="T38" style:family="text">
      <style:text-properties fo:font-size="11.00pt" fo:font-weight="normal" fo:font-family="'@Microsoft YaHei'" style:font-family-asian="'@Microsoft YaHei'" style:font-family-complex="'@Microsoft YaHei'" fo:background-color="transparent" style:use-window-font-color="true"/>
    </style:style>
    <style:style style:name="T39" style:family="text">
      <style:text-properties fo:font-size="11.00pt" fo:font-weight="normal" fo:font-family="'@Microsoft YaHei'" style:font-family-asian="'@Microsoft YaHei'" style:font-family-complex="'@Microsoft YaHei'" fo:background-color="transparent" style:use-window-font-color="true"/>
    </style:style>
    <style:style style:name="T40" style:family="text">
      <style:text-properties fo:font-size="11.00pt" fo:font-weight="bold" fo:font-family="Arial" style:font-family-asian="Arial" style:font-family-complex="Arial" fo:background-color="transparent" style:use-window-font-color="true"/>
    </style:style>
    <style:style style:name="T41" style:family="text">
      <style:text-properties fo:font-size="11.00pt" fo:font-weight="bold" fo:font-family="'@Microsoft YaHei'" style:font-family-asian="'@Microsoft YaHei'" style:font-family-complex="'@Microsoft YaHei'" fo:background-color="transparent" style:use-window-font-color="true"/>
    </style:style>
    <style:style style:name="T42" style:family="text">
      <style:text-properties fo:font-size="11.00pt" fo:font-weight="normal" fo:font-family="'@Microsoft YaHei'" style:font-family-asian="'@Microsoft YaHei'" style:font-family-complex="'@Microsoft YaHei'" fo:background-color="transparent" style:use-window-font-color="true"/>
    </style:style>
    <style:style style:name="T43" style:family="text">
      <style:text-properties fo:font-size="11.00pt" fo:font-weight="normal" fo:font-family="'@Microsoft YaHei'" style:font-family-asian="'@Microsoft YaHei'" style:font-family-complex="'@Microsoft YaHei'" fo:background-color="transparent" style:use-window-font-color="true"/>
    </style:style>
    <style:style style:name="T44" style:family="text">
      <style:text-properties fo:font-size="11.00pt" fo:font-weight="normal" fo:font-family="'@Microsoft YaHei'" style:font-family-asian="'@Microsoft YaHei'" style:font-family-complex="'@Microsoft YaHei'" fo:background-color="transparent" style:use-window-font-color="true"/>
    </style:style>
    <style:style style:name="T45" style:family="text">
      <style:text-properties fo:font-size="11.00pt" fo:font-weight="normal" fo:font-family="'@Microsoft YaHei'" style:font-family-asian="'@Microsoft YaHei'" style:font-family-complex="'@Microsoft YaHei'" fo:background-color="transparent" style:use-window-font-color="true"/>
    </style:style>
    <style:style style:name="T46" style:family="text">
      <style:text-properties fo:font-size="11.00pt" fo:font-weight="normal" fo:font-family="'@Microsoft YaHei'" style:font-family-asian="'@Microsoft YaHei'" style:font-family-complex="'@Microsoft YaHei'" fo:background-color="transparent" style:use-window-font-color="true"/>
    </style:style>
    <style:style style:name="T47" style:family="text">
      <style:text-properties fo:font-size="11.00pt" fo:font-weight="normal" fo:font-family="'@Microsoft YaHei'" style:font-family-asian="'@Microsoft YaHei'" style:font-family-complex="'@Microsoft YaHei'" fo:background-color="transparent" style:use-window-font-color="true"/>
    </style:style>
    <style:style style:name="T48" style:family="text">
      <style:text-properties fo:font-size="11.00pt" fo:font-weight="normal" fo:font-family="'@Microsoft YaHei'" style:font-family-asian="'@Microsoft YaHei'" style:font-family-complex="'@Microsoft YaHei'" fo:background-color="transparent" style:use-window-font-color="true"/>
    </style:style>
    <style:style style:name="T49" style:family="text">
      <style:text-properties fo:font-size="11.00pt" fo:font-weight="normal" fo:font-family="'@Microsoft YaHei'" style:font-family-asian="'@Microsoft YaHei'" style:font-family-complex="'@Microsoft YaHei'" fo:background-color="transparent" style:use-window-font-color="true"/>
    </style:style>
    <style:style style:name="T50" style:family="text">
      <style:text-properties fo:font-size="11.00pt" fo:font-weight="normal" fo:font-family="'@Microsoft YaHei'" style:font-family-asian="'@Microsoft YaHei'" style:font-family-complex="'@Microsoft YaHei'" fo:background-color="transparent" style:use-window-font-color="true"/>
    </style:style>
    <style:style style:name="T51" style:family="text">
      <style:text-properties fo:font-size="11.00pt" fo:font-weight="normal" fo:font-family="'@Microsoft YaHei'" style:font-family-asian="'@Microsoft YaHei'" style:font-family-complex="'@Microsoft YaHei'" fo:background-color="transparent" style:use-window-font-color="true"/>
    </style:style>
    <style:style style:name="T52" style:family="text">
      <style:text-properties fo:font-size="11.00pt" fo:font-weight="bold" fo:font-family="Arial" style:font-family-asian="Arial" style:font-family-complex="Arial" fo:background-color="transparent" style:use-window-font-color="true"/>
    </style:style>
    <style:style style:name="T53" style:family="text">
      <style:text-properties fo:font-size="11.00pt" fo:font-weight="bold" fo:font-family="'@Microsoft YaHei'" style:font-family-asian="'@Microsoft YaHei'" style:font-family-complex="'@Microsoft YaHei'" fo:background-color="transparent" style:use-window-font-color="true"/>
    </style:style>
    <style:style style:name="T54" style:family="text">
      <style:text-properties fo:font-size="11.00pt" fo:font-weight="normal" fo:font-family="'@Microsoft YaHei'" style:font-family-asian="'@Microsoft YaHei'" style:font-family-complex="'@Microsoft YaHei'" fo:background-color="transparent" style:use-window-font-color="true"/>
    </style:style>
    <style:style style:name="T55"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6" style:family="text">
      <style:text-properties fo:font-size="11.00pt" fo:font-weight="normal" fo:font-family="'@Microsoft YaHei'" style:font-family-asian="'@Microsoft YaHei'" style:font-family-complex="'@Microsoft YaHei'" fo:background-color="transparent" style:use-window-font-color="true"/>
    </style:style>
    <style:style style:name="T57"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8" style:family="text">
      <style:text-properties fo:font-size="11.00pt" fo:font-weight="normal" fo:font-family="'@Microsoft YaHei'" style:font-family-asian="'@Microsoft YaHei'" style:font-family-complex="'@Microsoft YaHei'" fo:background-color="transparent" style:use-window-font-color="true"/>
    </style:style>
    <style:style style:name="T59" style:family="text">
      <style:text-properties fo:font-size="11.00pt" fo:font-weight="normal" fo:font-family="'@Microsoft YaHei'" style:font-family-asian="'@Microsoft YaHei'" style:font-family-complex="'@Microsoft YaHei'" fo:background-color="transparent" style:use-window-font-color="true"/>
    </style:style>
    <style:style style:name="T60" style:family="text">
      <style:text-properties fo:font-size="11.00pt" fo:font-weight="normal" fo:font-family="'@Microsoft YaHei'" style:font-family-asian="'@Microsoft YaHei'" style:font-family-complex="'@Microsoft YaHei'" fo:background-color="transparent" style:use-window-font-color="true"/>
    </style:style>
    <style:style style:name="T61" style:family="text">
      <style:text-properties fo:font-size="11.00pt" fo:font-weight="normal" fo:font-family="'@Microsoft YaHei'" style:font-family-asian="'@Microsoft YaHei'" style:font-family-complex="'@Microsoft YaHe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Microsoft YaHei'" style:font-family-asian="'@Microsoft YaHei'" style:font-family-complex="'@Microsoft YaHei'" fo:background-color="transparent" style:use-window-font-color="true"/>
    </style:style>
    <style:style style:name="T65" style:family="text">
      <style:text-properties fo:font-size="12.00pt" fo:font-weight="bold" fo:font-family="'@Microsoft YaHei'" style:font-family-asian="'@Microsoft YaHei'" style:font-family-complex="'@Microsoft YaHei'" fo:background-color="transparent" style:use-window-font-color="true"/>
    </style:style>
    <style:style style:name="T66" style:family="text">
      <style:text-properties fo:font-size="12.00pt" fo:font-weight="bold" fo:font-family="'@Microsoft YaHei'" style:font-family-asian="'@Microsoft YaHei'" style:font-family-complex="'@Microsoft YaHei'" fo:background-color="transparent" style:use-window-font-color="true"/>
    </style:style>
    <style:style style:name="T67" style:family="text">
      <style:text-properties fo:font-size="12.00pt" fo:font-weight="normal" fo:font-family="'@Microsoft YaHei'" style:font-family-asian="'@Microsoft YaHei'" style:font-family-complex="'@Microsoft YaHei'" fo:background-color="transparent" style:use-window-font-color="true"/>
    </style:style>
    <style:style style:name="T68" style:family="text">
      <style:text-properties fo:font-size="12.00pt" fo:font-weight="normal" fo:font-family="'@Microsoft YaHei'" style:font-family-asian="'@Microsoft YaHei'" style:font-family-complex="'@Microsoft YaHei'" fo:background-color="transparent" style:use-window-font-color="true"/>
    </style:style>
    <style:style style:name="T69" style:family="text">
      <style:text-properties fo:font-size="12.00pt" fo:font-weight="normal" fo:font-family="'@Microsoft YaHei'" style:font-family-asian="'@Microsoft YaHei'" style:font-family-complex="'@Microsoft YaHei'" fo:background-color="transparent" style:use-window-font-color="true"/>
    </style:style>
    <style:style style:name="T70" style:family="text">
      <style:text-properties fo:font-size="12.00pt" fo:font-weight="normal" fo:font-family="'@Microsoft YaHei'" style:font-family-asian="'@Microsoft YaHei'" style:font-family-complex="'@Microsoft YaHei'" fo:background-color="transparent" style:use-window-font-color="true"/>
    </style:style>
    <style:style style:name="T71" style:family="text">
      <style:text-properties fo:font-size="11.00pt" fo:font-weight="bold" fo:font-family="'@Microsoft YaHei'" style:font-family-asian="'@Microsoft YaHei'" style:font-family-complex="'@Microsoft YaHei'" fo:background-color="transparent" style:use-window-font-color="true"/>
    </style:style>
    <style:style style:name="T72" style:family="text">
      <style:text-properties fo:font-size="11.00pt" fo:font-weight="bold" fo:font-family="'@Microsoft YaHei'" style:font-family-asian="'@Microsoft YaHei'" style:font-family-complex="'@Microsoft YaHei'" fo:background-color="transparent" style:use-window-font-color="true"/>
    </style:style>
    <style:style style:name="T73" style:family="text">
      <style:text-properties fo:font-size="11.00pt" fo:font-weight="bold" fo:font-family="'@Microsoft YaHei'" style:font-family-asian="'@Microsoft YaHei'" style:font-family-complex="'@Microsoft YaHei'" fo:background-color="transparent" style:use-window-font-color="true"/>
    </style:style>
    <style:style style:name="T74" style:family="text">
      <style:text-properties fo:font-size="11.00pt" fo:font-weight="normal" fo:font-family="'@Microsoft YaHei'" style:font-family-asian="'@Microsoft YaHei'" style:font-family-complex="'@Microsoft YaHei'" fo:background-color="transparent" style:use-window-font-color="true"/>
    </style:style>
    <style:style style:name="T75" style:family="text">
      <style:text-properties fo:font-size="11.00pt" fo:font-weight="normal" fo:font-family="'@Microsoft YaHei'" style:font-family-asian="'@Microsoft YaHei'" style:font-family-complex="'@Microsoft YaHei'" fo:background-color="transparent" style:use-window-font-color="true"/>
    </style:style>
    <style:style style:name="T76" style:family="text">
      <style:text-properties fo:font-size="11.00pt" fo:font-weight="normal" fo:font-family="'@Microsoft YaHei'" style:font-family-asian="'@Microsoft YaHei'" style:font-family-complex="'@Microsoft YaHei'" fo:background-color="transparent" style:use-window-font-color="true"/>
    </style:style>
    <style:style style:name="T77" style:family="text">
      <style:text-properties fo:font-size="11.00pt" fo:font-weight="normal" fo:font-family="'@Microsoft YaHei'" style:font-family-asian="'@Microsoft YaHei'" style:font-family-complex="'@Microsoft YaHei'" fo:background-color="transparent" style:use-window-font-color="true"/>
    </style:style>
    <style:style style:name="T78" style:family="text">
      <style:text-properties fo:font-size="11.00pt" fo:font-weight="bold" fo:font-family="'@Microsoft YaHei'" style:font-family-asian="'@Microsoft YaHei'" style:font-family-complex="'@Microsoft YaHei'" fo:background-color="transparent" style:use-window-font-color="true"/>
    </style:style>
    <style:style style:name="T79" style:family="text">
      <style:text-properties fo:font-size="11.00pt" fo:font-weight="normal" fo:font-family="'@Microsoft YaHei'" style:font-family-asian="'@Microsoft YaHei'" style:font-family-complex="'@Microsoft YaHei'" fo:background-color="transparent" style:use-window-font-color="true"/>
    </style:style>
    <style:style style:name="T80" style:family="text">
      <style:text-properties fo:font-size="11.00pt" fo:font-weight="bold" fo:font-family="'@Microsoft YaHei'" style:font-family-asian="'@Microsoft YaHei'" style:font-family-complex="'@Microsoft YaHei'" fo:background-color="transparent" style:use-window-font-color="true"/>
    </style:style>
    <style:style style:name="T81" style:family="text">
      <style:text-properties fo:font-size="11.00pt" fo:font-weight="normal" fo:font-family="'@Microsoft YaHei'" style:font-family-asian="'@Microsoft YaHei'" style:font-family-complex="'@Microsoft YaHei'" fo:background-color="transparent" style:use-window-font-color="true"/>
    </style:style>
    <style:style style:name="T82" style:family="text">
      <style:text-properties fo:font-size="11.00pt" fo:font-weight="normal" fo:font-family="'@Microsoft YaHei'" style:font-family-asian="'@Microsoft YaHei'" style:font-family-complex="'@Microsoft YaHei'" fo:background-color="transparent" style:use-window-font-color="true"/>
    </style:style>
    <style:style style:name="T83" style:family="text">
      <style:text-properties fo:font-size="11.00pt" fo:font-weight="bold" fo:font-family="'@Microsoft YaHei'" style:font-family-asian="'@Microsoft YaHei'" style:font-family-complex="'@Microsoft YaHei'" fo:background-color="transparent" style:use-window-font-color="true"/>
    </style:style>
    <style:style style:name="T84" style:family="text">
      <style:text-properties fo:font-size="11.00pt" fo:font-weight="normal" fo:font-family="'@Microsoft YaHei'" style:font-family-asian="'@Microsoft YaHei'" style:font-family-complex="'@Microsoft YaHei'" fo:background-color="transparent" style:use-window-font-color="true"/>
    </style:style>
    <style:style style:name="T85" style:family="text">
      <style:text-properties fo:font-size="11.00pt" fo:font-weight="normal" fo:font-family="'@Microsoft YaHei'" style:font-family-asian="'@Microsoft YaHei'" style:font-family-complex="'@Microsoft YaHe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8"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0"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1"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Microsoft YaHei'" style:font-family-asian="'@Microsoft YaHei'" style:font-family-complex="'@Microsoft YaHei'" fo:background-color="transparent" style:use-window-font-color="true"/>
    </style:style>
    <style:style style:name="T95" style:family="text">
      <style:text-properties fo:font-size="11.00pt" fo:font-weight="bold" fo:font-family="'@Microsoft YaHei'" style:font-family-asian="'@Microsoft YaHei'" style:font-family-complex="'@Microsoft YaHei'" fo:background-color="transparent" style:use-window-font-color="true"/>
    </style:style>
    <style:style style:name="T96" style:family="text">
      <style:text-properties fo:font-size="11.00pt" fo:font-weight="normal" fo:font-family="'@Microsoft YaHei'" style:font-family-asian="'@Microsoft YaHei'" style:font-family-complex="'@Microsoft YaHei'" fo:background-color="transparent" style:use-window-font-color="true"/>
    </style:style>
    <style:style style:name="T97" style:family="text">
      <style:text-properties fo:font-size="11.00pt" fo:font-weight="normal" fo:font-family="'@Microsoft YaHei'" style:font-family-asian="'@Microsoft YaHei'" style:font-family-complex="'@Microsoft YaHei'" fo:background-color="transparent" style:use-window-font-color="true"/>
    </style:style>
    <style:style style:name="T98" style:family="text">
      <style:text-properties fo:font-size="11.00pt" fo:font-weight="normal" fo:font-family="'@Microsoft YaHei'" style:font-family-asian="'@Microsoft YaHei'" style:font-family-complex="'@Microsoft YaHei'" fo:background-color="transparent" style:use-window-font-color="true"/>
    </style:style>
    <style:style style:name="T99" style:family="text">
      <style:text-properties fo:font-size="11.00pt" fo:font-weight="normal" fo:font-family="'@Microsoft YaHei'" style:font-family-asian="'@Microsoft YaHei'" style:font-family-complex="'@Microsoft YaHei'" fo:background-color="transparent" style:use-window-font-color="true"/>
    </style:style>
    <style:style style:name="T100" style:family="text">
      <style:text-properties fo:font-size="11.00pt" fo:font-weight="bold" fo:font-family="'@Microsoft YaHei'" style:font-family-asian="'@Microsoft YaHei'" style:font-family-complex="'@Microsoft YaHei'" fo:background-color="transparent" style:use-window-font-color="true"/>
    </style:style>
    <style:style style:name="T101" style:family="text">
      <style:text-properties fo:font-size="11.00pt" fo:font-weight="bold" fo:font-family="'@Microsoft YaHei'" style:font-family-asian="'@Microsoft YaHei'" style:font-family-complex="'@Microsoft YaHei'" fo:background-color="transparent" style:use-window-font-color="true"/>
    </style:style>
    <style:style style:name="T102" style:family="text">
      <style:text-properties fo:font-size="11.00pt" fo:font-weight="normal" fo:font-family="'@Microsoft YaHei'" style:font-family-asian="'@Microsoft YaHei'" style:font-family-complex="'@Microsoft YaHei'" fo:background-color="transparent" style:use-window-font-color="true"/>
    </style:style>
    <style:style style:name="T103" style:family="text">
      <style:text-properties fo:font-size="11.00pt" fo:font-weight="normal" fo:font-family="'@Microsoft YaHei'" style:font-family-asian="'@Microsoft YaHei'" style:font-family-complex="'@Microsoft YaHei'" fo:background-color="transparent" style:use-window-font-color="true"/>
    </style:style>
    <style:style style:name="T104" style:family="text">
      <style:text-properties fo:font-size="11.00pt" fo:font-weight="normal" fo:font-family="'@Microsoft YaHei'" style:font-family-asian="'@Microsoft YaHei'" style:font-family-complex="'@Microsoft YaHei'" fo:background-color="transparent" style:use-window-font-color="true"/>
    </style:style>
    <style:style style:name="T105" style:family="text">
      <style:text-properties fo:font-size="11.00pt" fo:font-weight="normal" fo:font-family="'@Microsoft YaHei'" style:font-family-asian="'@Microsoft YaHei'" style:font-family-complex="'@Microsoft YaHei'" fo:background-color="transparent" style:use-window-font-color="true"/>
    </style:style>
    <style:style style:name="T106" style:family="text">
      <style:text-properties fo:font-size="11.00pt" fo:font-weight="bold" fo:font-family="'@Microsoft YaHei'" style:font-family-asian="'@Microsoft YaHei'" style:font-family-complex="'@Microsoft YaHei'" fo:background-color="transparent" style:use-window-font-color="true"/>
    </style:style>
    <style:style style:name="T107" style:family="text">
      <style:text-properties fo:font-size="11.00pt" fo:font-weight="bold" fo:font-family="'@Microsoft YaHei'" style:font-family-asian="'@Microsoft YaHei'" style:font-family-complex="'@Microsoft YaHei'" fo:background-color="transparent" style:use-window-font-color="true"/>
    </style:style>
    <style:style style:name="T108" style:family="text">
      <style:text-properties fo:font-size="11.00pt" fo:font-weight="normal" fo:font-family="'@Microsoft YaHei'" style:font-family-asian="'@Microsoft YaHei'" style:font-family-complex="'@Microsoft YaHei'" fo:background-color="transparent" style:use-window-font-color="true"/>
    </style:style>
    <style:style style:name="T109" style:family="text">
      <style:text-properties fo:font-size="11.00pt" fo:font-weight="normal" fo:font-family="'@Microsoft YaHei'" style:font-family-asian="'@Microsoft YaHei'" style:font-family-complex="'@Microsoft YaHei'" fo:background-color="transparent" style:use-window-font-color="true"/>
    </style:style>
    <style:style style:name="T110" style:family="text">
      <style:text-properties fo:font-size="11.00pt" fo:font-weight="normal" fo:font-family="'@Microsoft YaHei'" style:font-family-asian="'@Microsoft YaHei'" style:font-family-complex="'@Microsoft YaHei'" fo:background-color="transparent" style:use-window-font-color="true"/>
    </style:style>
    <style:style style:name="T111" style:family="text">
      <style:text-properties fo:font-size="11.00pt" fo:font-weight="normal" fo:font-family="'@Microsoft YaHei'" style:font-family-asian="'@Microsoft YaHei'" style:font-family-complex="'@Microsoft YaHe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bold" fo:font-family="'@Microsoft YaHei'" style:font-family-asian="'@Microsoft YaHei'" style:font-family-complex="'@Microsoft YaHei'" fo:background-color="transparent" style:use-window-font-color="true"/>
    </style:style>
    <style:style style:name="T115" style:family="text">
      <style:text-properties fo:font-size="12.00pt" fo:font-weight="bold" fo:font-family="'@Microsoft YaHei'" style:font-family-asian="'@Microsoft YaHei'" style:font-family-complex="'@Microsoft YaHei'" fo:background-color="transparent" style:use-window-font-color="true"/>
    </style:style>
    <style:style style:name="T116" style:family="text">
      <style:text-properties fo:font-size="12.00pt" fo:font-weight="bold" fo:font-family="'@Microsoft YaHei'" style:font-family-asian="'@Microsoft YaHei'" style:font-family-complex="'@Microsoft YaHei'" fo:background-color="transparent" style:use-window-font-color="true"/>
    </style:style>
    <style:style style:name="T117" style:family="text">
      <style:text-properties fo:font-size="11.00pt" fo:font-weight="normal" fo:font-family="'@Microsoft YaHei'" style:font-family-asian="'@Microsoft YaHei'" style:font-family-complex="'@Microsoft YaHei'" fo:background-color="transparent" style:use-window-font-color="true"/>
    </style:style>
    <style:style style:name="T118" style:family="text">
      <style:text-properties fo:font-size="11.00pt" fo:font-weight="bold" fo:font-family="'@Microsoft YaHei'" style:font-family-asian="'@Microsoft YaHei'" style:font-family-complex="'@Microsoft YaHei'" fo:background-color="transparent" style:use-window-font-color="true"/>
    </style:style>
    <style:style style:name="T119" style:family="text">
      <style:text-properties fo:font-size="11.00pt" fo:font-weight="bold" fo:font-family="'@Microsoft YaHei'" style:font-family-asian="'@Microsoft YaHei'" style:font-family-complex="'@Microsoft YaHei'" fo:background-color="transparent" style:use-window-font-color="true"/>
    </style:style>
    <style:style style:name="T120" style:family="text">
      <style:text-properties fo:font-size="11.00pt" fo:font-weight="bold" fo:font-family="'@Microsoft YaHei'" style:font-family-asian="'@Microsoft YaHei'" style:font-family-complex="'@Microsoft YaHe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Microsoft YaHei'" style:font-family-asian="'@Microsoft YaHei'" style:font-family-complex="'@Microsoft YaHei'" fo:background-color="transparent" style:use-window-font-color="true"/>
    </style:style>
    <style:style style:name="T123" style:family="text">
      <style:text-properties fo:font-size="11.00pt" fo:font-weight="normal" fo:font-family="'@Microsoft YaHei'" style:font-family-asian="'@Microsoft YaHei'" style:font-family-complex="'@Microsoft YaHei'" fo:background-color="transparent" style:use-window-font-color="true"/>
    </style:style>
    <style:style style:name="T124" style:family="text">
      <style:text-properties fo:font-size="11.00pt" fo:font-weight="normal" fo:font-family="'@Microsoft YaHei'" style:font-family-asian="'@Microsoft YaHei'" style:font-family-complex="'@Microsoft YaHei'" fo:background-color="transparent" style:use-window-font-color="true"/>
    </style:style>
    <style:style style:name="T125" style:family="text">
      <style:text-properties fo:font-size="11.00pt" fo:font-weight="normal" fo:font-family="'@Microsoft YaHei'" style:font-family-asian="'@Microsoft YaHei'" style:font-family-complex="'@Microsoft YaHei'" fo:background-color="transparent" style:use-window-font-color="true"/>
    </style:style>
    <style:style style:name="T126" style:family="text">
      <style:text-properties fo:font-size="11.00pt" fo:font-weight="normal" fo:font-family="'@Microsoft YaHei'" style:font-family-asian="'@Microsoft YaHei'" style:font-family-complex="'@Microsoft YaHei'" fo:background-color="transparent" style:use-window-font-color="true"/>
    </style:style>
    <style:style style:name="T127" style:family="text">
      <style:text-properties fo:font-size="11.00pt" fo:font-weight="normal" fo:font-family="'@Microsoft YaHei'" style:font-family-asian="'@Microsoft YaHei'" style:font-family-complex="'@Microsoft YaHei'" fo:background-color="transparent" style:use-window-font-color="true"/>
    </style:style>
    <style:style style:name="T128" style:family="text">
      <style:text-properties fo:font-size="11.00pt" fo:font-weight="normal" fo:font-family="'@Microsoft YaHei'" style:font-family-asian="'@Microsoft YaHei'" style:font-family-complex="'@Microsoft YaHei'" fo:background-color="transparent" style:use-window-font-color="true"/>
    </style:style>
    <style:style style:name="T129" style:family="text">
      <style:text-properties fo:font-size="11.00pt" fo:font-weight="bold" fo:font-family="'@Microsoft YaHei'" style:font-family-asian="'@Microsoft YaHei'" style:font-family-complex="'@Microsoft YaHei'" fo:background-color="transparent" style:use-window-font-color="true"/>
    </style:style>
    <style:style style:name="T130" style:family="text">
      <style:text-properties fo:font-size="11.00pt" fo:font-weight="normal" fo:font-family="'@Microsoft YaHei'" style:font-family-asian="'@Microsoft YaHei'" style:font-family-complex="'@Microsoft YaHei'" fo:background-color="transparent" style:use-window-font-color="true"/>
    </style:style>
    <style:style style:name="T131" style:family="text">
      <style:text-properties fo:font-size="11.00pt" fo:font-weight="normal" fo:font-family="'@Microsoft YaHei'" style:font-family-asian="'@Microsoft YaHei'" style:font-family-complex="'@Microsoft YaHei'" fo:background-color="transparent" style:use-window-font-color="true"/>
    </style:style>
    <style:style style:name="T132" style:family="text">
      <style:text-properties fo:font-size="11.00pt" fo:font-weight="normal" fo:font-family="'@Microsoft YaHei'" style:font-family-asian="'@Microsoft YaHei'" style:font-family-complex="'@Microsoft YaHei'" fo:background-color="transparent" style:use-window-font-color="true"/>
    </style:style>
    <style:style style:name="T133" style:family="text">
      <style:text-properties fo:font-size="11.00pt" fo:font-weight="normal" fo:font-family="'@Microsoft YaHei'" style:font-family-asian="'@Microsoft YaHei'" style:font-family-complex="'@Microsoft YaHe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bold" fo:font-family="'@Microsoft YaHei'" style:font-family-asian="'@Microsoft YaHei'" style:font-family-complex="'@Microsoft YaHei'" fo:background-color="transparent" style:use-window-font-color="true"/>
    </style:style>
    <style:style style:name="T139" style:family="text">
      <style:text-properties fo:font-size="10.00pt" fo:font-weight="bold" fo:font-family="'@Microsoft YaHei'" style:font-family-asian="'@Microsoft YaHei'" style:font-family-complex="'@Microsoft YaHei'" fo:background-color="transparent" style:use-window-font-color="true"/>
    </style:style>
    <style:style style:name="T140" style:family="text">
      <style:text-properties fo:font-size="10.00pt" fo:font-weight="bold" fo:font-family="'@Microsoft YaHei'" style:font-family-asian="'@Microsoft YaHei'" style:font-family-complex="'@Microsoft YaHei'" fo:background-color="transparent" style:use-window-font-color="true"/>
    </style:style>
    <style:style style:name="T141" style:family="text">
      <style:text-properties fo:font-size="10.00pt" fo:font-weight="bold" fo:font-family="'@Microsoft YaHei'" style:font-family-asian="'@Microsoft YaHei'" style:font-family-complex="'@Microsoft YaHei'" fo:background-color="transparent" style:use-window-font-color="true"/>
    </style:style>
    <style:style style:name="T142" style:family="text">
      <style:text-properties fo:font-size="10.00pt" fo:font-weight="bold" fo:font-family="'@Microsoft YaHei'" style:font-family-asian="'@Microsoft YaHei'" style:font-family-complex="'@Microsoft YaHei'" fo:background-color="transparent" style:use-window-font-color="true"/>
    </style:style>
    <style:style style:name="T143" style:family="text">
      <style:text-properties fo:font-size="10.00pt" fo:font-weight="bold" fo:font-family="'@Microsoft YaHei'" style:font-family-asian="'@Microsoft YaHei'" style:font-family-complex="'@Microsoft YaHei'" fo:background-color="transparent" style:use-window-font-color="true"/>
    </style:style>
    <style:style style:name="T144" style:family="text">
      <style:text-properties fo:font-size="10.00pt" fo:font-weight="bold" fo:font-family="'@Microsoft YaHei'" style:font-family-asian="'@Microsoft YaHei'" style:font-family-complex="'@Microsoft YaHei'" fo:background-color="transparent" style:use-window-font-color="true"/>
    </style:style>
    <style:style style:name="T145" style:family="text">
      <style:text-properties fo:font-size="10.00pt" fo:font-weight="bold" fo:font-family="'@Microsoft YaHei'" style:font-family-asian="'@Microsoft YaHei'" style:font-family-complex="'@Microsoft YaHei'" fo:background-color="transparent" style:use-window-font-color="true"/>
    </style:style>
    <style:style style:name="T146" style:family="text">
      <style:text-properties fo:font-size="10.00pt" fo:font-weight="bold" fo:font-family="'@Microsoft YaHei'" style:font-family-asian="'@Microsoft YaHei'" style:font-family-complex="'@Microsoft YaHei'" fo:background-color="transparent" style:use-window-font-color="true"/>
    </style:style>
    <style:style style:name="T147" style:family="text">
      <style:text-properties fo:font-size="10.00pt" fo:font-weight="bold" fo:font-family="'@Microsoft YaHei'" style:font-family-asian="'@Microsoft YaHei'" style:font-family-complex="'@Microsoft YaHei'" fo:background-color="transparent" style:use-window-font-color="true"/>
    </style:style>
    <style:style style:name="T148" style:family="text">
      <style:text-properties fo:font-size="10.00pt" fo:font-weight="bold" fo:font-family="'@Microsoft YaHei'" style:font-family-asian="'@Microsoft YaHei'" style:font-family-complex="'@Microsoft YaHei'" fo:background-color="transparent" style:use-window-font-color="true"/>
    </style:style>
    <style:style style:name="T149" style:family="text">
      <style:text-properties fo:font-size="10.00pt" fo:font-weight="bold" fo:font-family="'@Microsoft YaHei'" style:font-family-asian="'@Microsoft YaHei'" style:font-family-complex="'@Microsoft YaHei'" fo:background-color="transparent" style:use-window-font-color="true"/>
    </style:style>
    <style:style style:name="T150" style:family="text">
      <style:text-properties fo:font-size="10.00pt" fo:font-weight="bold" fo:font-family="'@Microsoft YaHei'" style:font-family-asian="'@Microsoft YaHei'" style:font-family-complex="'@Microsoft YaHei'" fo:background-color="transparent" style:use-window-font-color="true"/>
    </style:style>
    <style:style style:name="T151" style:family="text">
      <style:text-properties fo:font-size="10.00pt" fo:font-weight="bold" fo:font-family="'@Microsoft YaHei'" style:font-family-asian="'@Microsoft YaHei'" style:font-family-complex="'@Microsoft YaHei'" fo:background-color="transparent" style:use-window-font-color="true"/>
    </style:style>
    <style:style style:name="T152" style:family="text">
      <style:text-properties fo:font-size="10.00pt" fo:font-weight="bold" fo:font-family="'@Microsoft YaHei'" style:font-family-asian="'@Microsoft YaHei'" style:font-family-complex="'@Microsoft YaHei'" fo:background-color="transparent" style:use-window-font-color="true"/>
    </style:style>
    <style:style style:name="T153" style:family="text">
      <style:text-properties fo:font-size="10.00pt" fo:font-weight="bold" fo:font-family="'@Microsoft YaHei'" style:font-family-asian="'@Microsoft YaHei'" style:font-family-complex="'@Microsoft YaHei'" fo:background-color="transparent" style:use-window-font-color="true"/>
    </style:style>
    <style:style style:name="T154" style:family="text">
      <style:text-properties fo:font-size="10.00pt" fo:font-weight="bold" fo:font-family="'@Microsoft YaHei'" style:font-family-asian="'@Microsoft YaHei'" style:font-family-complex="'@Microsoft YaHei'" fo:background-color="transparent" style:use-window-font-color="true"/>
    </style:style>
    <style:style style:name="T155" style:family="text">
      <style:text-properties fo:font-size="10.00pt" fo:font-weight="bold" fo:font-family="'@Microsoft YaHei'" style:font-family-asian="'@Microsoft YaHei'" style:font-family-complex="'@Microsoft YaHei'" fo:background-color="transparent" style:use-window-font-color="true"/>
    </style:style>
    <style:style style:name="T156" style:family="text">
      <style:text-properties fo:font-size="10.00pt" fo:font-weight="bold" fo:font-family="'@Microsoft YaHei'" style:font-family-asian="'@Microsoft YaHei'" style:font-family-complex="'@Microsoft YaHei'" fo:background-color="transparent" style:use-window-font-color="true"/>
    </style:style>
    <style:style style:name="T157" style:family="text">
      <style:text-properties fo:font-size="10.00pt" fo:font-weight="bold" fo:font-family="'@Microsoft YaHei'" style:font-family-asian="'@Microsoft YaHei'" style:font-family-complex="'@Microsoft YaHei'" fo:background-color="transparent" style:use-window-font-color="true"/>
    </style:style>
    <style:style style:name="T158" style:family="text">
      <style:text-properties fo:font-size="10.00pt" fo:font-weight="bold" fo:font-family="'@Microsoft YaHei'" style:font-family-asian="'@Microsoft YaHei'" style:font-family-complex="'@Microsoft YaHei'" fo:background-color="transparent" style:use-window-font-color="true"/>
    </style:style>
    <style:style style:name="T159" style:family="text">
      <style:text-properties fo:font-size="10.00pt" fo:font-weight="bold" fo:font-family="'@Microsoft YaHei'" style:font-family-asian="'@Microsoft YaHei'" style:font-family-complex="'@Microsoft YaHei'" fo:background-color="transparent" style:use-window-font-color="true"/>
    </style:style>
    <style:style style:name="T160" style:family="text">
      <style:text-properties fo:font-size="10.00pt" fo:font-weight="bold" fo:font-family="'@Microsoft YaHei'" style:font-family-asian="'@Microsoft YaHei'" style:font-family-complex="'@Microsoft YaHei'" fo:background-color="transparent" style:use-window-font-color="true"/>
    </style:style>
    <style:style style:name="T161" style:family="text">
      <style:text-properties fo:font-size="10.00pt" fo:font-weight="bold" fo:font-family="'@Microsoft YaHei'" style:font-family-asian="'@Microsoft YaHei'" style:font-family-complex="'@Microsoft YaHei'" fo:background-color="transparent" style:use-window-font-color="true"/>
    </style:style>
    <style:style style:name="T162" style:family="text">
      <style:text-properties fo:font-size="10.00pt" fo:font-weight="bold" fo:font-family="'@Microsoft YaHei'" style:font-family-asian="'@Microsoft YaHei'" style:font-family-complex="'@Microsoft YaHei'" fo:background-color="transparent" style:use-window-font-color="true"/>
    </style:style>
    <style:style style:name="T163" style:family="text">
      <style:text-properties fo:font-size="10.00pt" fo:font-weight="bold" fo:font-family="'@Microsoft YaHei'" style:font-family-asian="'@Microsoft YaHei'" style:font-family-complex="'@Microsoft YaHei'" fo:background-color="transparent" style:use-window-font-color="true"/>
    </style:style>
    <style:style style:name="T164" style:family="text">
      <style:text-properties fo:font-size="10.00pt" fo:font-weight="bold" fo:font-family="'@Microsoft YaHei'" style:font-family-asian="'@Microsoft YaHei'" style:font-family-complex="'@Microsoft YaHei'" fo:background-color="transparent" style:use-window-font-color="true"/>
    </style:style>
    <style:style style:name="T165" style:family="text">
      <style:text-properties fo:font-size="10.00pt" fo:font-weight="bold" fo:font-family="'@Microsoft YaHei'" style:font-family-asian="'@Microsoft YaHei'" style:font-family-complex="'@Microsoft YaHei'" fo:background-color="transparent" style:use-window-font-color="true"/>
    </style:style>
    <style:style style:name="T166" style:family="text">
      <style:text-properties fo:font-size="10.00pt" fo:font-weight="bold" fo:font-family="'@Microsoft YaHei'" style:font-family-asian="'@Microsoft YaHei'" style:font-family-complex="'@Microsoft YaHei'" fo:background-color="transparent" style:use-window-font-color="true"/>
    </style:style>
    <style:style style:name="T167" style:family="text">
      <style:text-properties fo:font-size="10.00pt" fo:font-weight="bold" fo:font-family="'@Microsoft YaHei'" style:font-family-asian="'@Microsoft YaHei'" style:font-family-complex="'@Microsoft YaHei'" fo:background-color="transparent" style:use-window-font-color="true"/>
    </style:style>
    <style:style style:name="T168" style:family="text">
      <style:text-properties fo:font-size="10.00pt" fo:font-weight="bold" fo:font-family="'@Microsoft YaHei'" style:font-family-asian="'@Microsoft YaHei'" style:font-family-complex="'@Microsoft YaHei'" fo:background-color="transparent" style:use-window-font-color="true"/>
    </style:style>
    <style:style style:name="T169" style:family="text">
      <style:text-properties fo:font-size="10.00pt" fo:font-weight="bold" fo:font-family="'@Microsoft YaHei'" style:font-family-asian="'@Microsoft YaHei'" style:font-family-complex="'@Microsoft YaHei'" fo:background-color="transparent" style:use-window-font-color="true"/>
    </style:style>
    <style:style style:name="T170" style:family="text">
      <style:text-properties fo:font-size="10.00pt" fo:font-weight="bold" fo:font-family="'@Microsoft YaHei'" style:font-family-asian="'@Microsoft YaHei'" style:font-family-complex="'@Microsoft YaHei'" fo:background-color="transparent" style:use-window-font-color="true"/>
    </style:style>
    <style:style style:name="T171" style:family="text">
      <style:text-properties fo:font-size="10.00pt" fo:font-weight="bold" fo:font-family="'@Microsoft YaHei'" style:font-family-asian="'@Microsoft YaHei'" style:font-family-complex="'@Microsoft YaHei'" fo:background-color="transparent" style:use-window-font-color="true"/>
    </style:style>
    <style:style style:name="T172" style:family="text">
      <style:text-properties fo:font-size="10.00pt" fo:font-weight="bold" fo:font-family="'@Microsoft YaHei'" style:font-family-asian="'@Microsoft YaHei'" style:font-family-complex="'@Microsoft YaHei'" fo:background-color="transparent" style:use-window-font-color="true"/>
    </style:style>
    <style:style style:name="T173" style:family="text">
      <style:text-properties fo:font-size="10.00pt" fo:font-weight="bold" fo:font-family="'@Microsoft YaHei'" style:font-family-asian="'@Microsoft YaHei'" style:font-family-complex="'@Microsoft YaHei'" fo:background-color="transparent" style:use-window-font-color="true"/>
    </style:style>
    <style:style style:name="T174" style:family="text">
      <style:text-properties fo:font-size="10.00pt" fo:font-weight="bold" fo:font-family="'@Microsoft YaHei'" style:font-family-asian="'@Microsoft YaHei'" style:font-family-complex="'@Microsoft YaHei'" fo:background-color="transparent" style:use-window-font-color="true"/>
    </style:style>
    <style:style style:name="T175" style:family="text">
      <style:text-properties fo:font-size="10.00pt" fo:font-weight="bold" fo:font-family="'@Microsoft YaHei'" style:font-family-asian="'@Microsoft YaHei'" style:font-family-complex="'@Microsoft YaHei'" fo:background-color="transparent" style:use-window-font-color="true"/>
    </style:style>
    <style:style style:name="T176" style:family="text">
      <style:text-properties fo:font-size="10.00pt" fo:font-weight="bold" fo:font-family="'@Microsoft YaHei'" style:font-family-asian="'@Microsoft YaHei'" style:font-family-complex="'@Microsoft YaHei'" fo:background-color="transparent" style:use-window-font-color="true"/>
    </style:style>
    <style:style style:name="T177" style:family="text">
      <style:text-properties fo:font-size="10.00pt" fo:font-weight="bold" fo:font-family="'@Microsoft YaHei'" style:font-family-asian="'@Microsoft YaHei'" style:font-family-complex="'@Microsoft YaHei'" fo:background-color="transparent" style:use-window-font-color="true"/>
    </style:style>
    <style:style style:name="T178" style:family="text">
      <style:text-properties fo:font-size="10.00pt" fo:font-weight="bold" fo:font-family="'@Microsoft YaHei'" style:font-family-asian="'@Microsoft YaHei'" style:font-family-complex="'@Microsoft YaHei'" fo:background-color="transparent" style:use-window-font-color="true"/>
    </style:style>
    <style:style style:name="T179" style:family="text">
      <style:text-properties fo:font-size="10.00pt" fo:font-weight="bold" fo:font-family="'@Microsoft YaHei'" style:font-family-asian="'@Microsoft YaHei'" style:font-family-complex="'@Microsoft YaHei'" fo:background-color="transparent" style:use-window-font-color="true"/>
    </style:style>
    <style:style style:name="T180" style:family="text">
      <style:text-properties fo:font-size="10.00pt" fo:font-weight="bold" fo:font-family="'@Microsoft YaHei'" style:font-family-asian="'@Microsoft YaHei'" style:font-family-complex="'@Microsoft YaHei'" fo:background-color="transparent" style:use-window-font-color="true"/>
    </style:style>
    <style:style style:name="T181" style:family="text">
      <style:text-properties fo:font-size="10.00pt" fo:font-weight="bold" fo:font-family="'@Microsoft YaHei'" style:font-family-asian="'@Microsoft YaHei'" style:font-family-complex="'@Microsoft YaHei'" fo:background-color="transparent" style:use-window-font-color="true"/>
    </style:style>
    <style:style style:name="T182" style:family="text">
      <style:text-properties fo:font-size="10.00pt" fo:font-weight="bold" fo:font-family="'@Microsoft YaHei'" style:font-family-asian="'@Microsoft YaHei'" style:font-family-complex="'@Microsoft YaHei'" fo:background-color="transparent" style:use-window-font-color="true"/>
    </style:style>
    <style:style style:name="T183" style:family="text">
      <style:text-properties fo:font-size="10.00pt" fo:font-weight="bold" fo:font-family="'@Microsoft YaHei'" style:font-family-asian="'@Microsoft YaHei'" style:font-family-complex="'@Microsoft YaHe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bold" fo:font-family="'@Microsoft YaHei'" style:font-family-asian="'@Microsoft YaHei'" style:font-family-complex="'@Microsoft YaHei'" fo:background-color="transparent" style:use-window-font-color="true"/>
    </style:style>
    <style:style style:name="T186" style:family="text">
      <style:text-properties fo:font-size="12.00pt" fo:font-weight="bold" fo:font-family="'@Microsoft YaHei'" style:font-family-asian="'@Microsoft YaHei'" style:font-family-complex="'@Microsoft YaHei'" fo:background-color="transparent" style:use-window-font-color="true"/>
    </style:style>
    <style:style style:name="T187" style:family="text">
      <style:text-properties fo:font-size="12.00pt" fo:font-weight="bold" fo:font-family="'@Microsoft YaHei'" style:font-family-asian="'@Microsoft YaHei'" style:font-family-complex="'@Microsoft YaHei'" fo:background-color="transparent" style:use-window-font-color="true"/>
    </style:style>
    <style:style style:name="T188" style:family="text">
      <style:text-properties fo:font-size="11.00pt" fo:font-weight="normal" fo:font-family="'@Microsoft YaHei'" style:font-family-asian="'@Microsoft YaHei'" style:font-family-complex="'@Microsoft YaHei'" fo:background-color="transparent" style:use-window-font-color="true"/>
    </style:style>
    <style:style style:name="T189"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90" style:family="text">
      <style:text-properties fo:font-size="11.00pt" fo:font-weight="normal" fo:font-family="'@Microsoft YaHei'" style:font-family-asian="'@Microsoft YaHei'" style:font-family-complex="'@Microsoft YaHei'" fo:background-color="transparent" style:use-window-font-color="true"/>
    </style:style>
    <style:style style:name="T191" style:family="text">
      <style:text-properties fo:font-size="11.00pt" fo:font-weight="normal" fo:font-family="'@Microsoft YaHei'" style:font-family-asian="'@Microsoft YaHei'" style:font-family-complex="'@Microsoft YaHe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bold" fo:font-family="'@Microsoft YaHei'" style:font-family-asian="'@Microsoft YaHei'" style:font-family-complex="'@Microsoft YaHei'" fo:background-color="transparent" style:use-window-font-color="true"/>
    </style:style>
    <style:style style:name="T194" style:family="text">
      <style:text-properties fo:font-size="11.00pt" fo:font-weight="bold" fo:font-family="'@Microsoft YaHei'" style:font-family-asian="'@Microsoft YaHei'" style:font-family-complex="'@Microsoft YaHei'" fo:background-color="transparent" style:use-window-font-color="true"/>
    </style:style>
    <style:style style:name="T195" style:family="text">
      <style:text-properties fo:font-size="11.00pt" fo:font-weight="bold" fo:font-family="'@Microsoft YaHei'" style:font-family-asian="'@Microsoft YaHei'" style:font-family-complex="'@Microsoft YaHei'" fo:background-color="transparent" style:use-window-font-color="true"/>
    </style:style>
    <style:style style:name="T196" style:family="text">
      <style:text-properties fo:font-size="11.00pt" fo:font-weight="normal" fo:font-family="'@Microsoft YaHei'" style:font-family-asian="'@Microsoft YaHei'" style:font-family-complex="'@Microsoft YaHei'" fo:background-color="transparent" style:use-window-font-color="true"/>
    </style:style>
    <style:style style:name="T197" style:family="text">
      <style:text-properties fo:font-size="11.00pt" fo:font-weight="normal" fo:font-family="'@Microsoft YaHei'" style:font-family-asian="'@Microsoft YaHei'" style:font-family-complex="'@Microsoft YaHei'" fo:background-color="transparent" style:use-window-font-color="true"/>
    </style:style>
    <style:style style:name="T198" style:family="text">
      <style:text-properties fo:font-size="11.00pt" fo:font-weight="normal" fo:font-family="'@Microsoft YaHei'" style:font-family-asian="'@Microsoft YaHei'" style:font-family-complex="'@Microsoft YaHei'" fo:background-color="transparent" style:use-window-font-color="true"/>
    </style:style>
    <style:style style:name="T199" style:family="text">
      <style:text-properties fo:font-size="11.00pt" fo:font-weight="normal" fo:font-family="'@Microsoft YaHei'" style:font-family-asian="'@Microsoft YaHei'" style:font-family-complex="'@Microsoft YaHei'" fo:background-color="transparent" style:use-window-font-color="true"/>
    </style:style>
    <style:style style:name="T200" style:family="text">
      <style:text-properties fo:font-size="11.00pt" fo:font-weight="normal" fo:font-family="'@Microsoft YaHei'" style:font-family-asian="'@Microsoft YaHei'" style:font-family-complex="'@Microsoft YaHei'" fo:background-color="transparent" style:use-window-font-color="true"/>
    </style:style>
    <style:style style:name="T201" style:family="text">
      <style:text-properties fo:font-size="11.00pt" fo:font-weight="bold" fo:font-family="'@Microsoft YaHei'" style:font-family-asian="'@Microsoft YaHei'" style:font-family-complex="'@Microsoft YaHei'" fo:background-color="transparent" style:use-window-font-color="true"/>
    </style:style>
    <style:style style:name="T202" style:family="text">
      <style:text-properties fo:font-size="11.00pt" fo:font-weight="normal" fo:font-family="'@Microsoft YaHei'" style:font-family-asian="'@Microsoft YaHei'" style:font-family-complex="'@Microsoft YaHei'" fo:background-color="transparent" style:use-window-font-color="true"/>
    </style:style>
    <style:style style:name="T203" style:family="text">
      <style:text-properties fo:font-size="11.00pt" fo:font-weight="bold" fo:font-family="'@Microsoft YaHei'" style:font-family-asian="'@Microsoft YaHei'" style:font-family-complex="'@Microsoft YaHei'" fo:background-color="transparent" style:use-window-font-color="true"/>
    </style:style>
    <style:style style:name="T204" style:family="text">
      <style:text-properties fo:font-size="11.00pt" fo:font-weight="normal" fo:font-family="'@Microsoft YaHei'" style:font-family-asian="'@Microsoft YaHei'" style:font-family-complex="'@Microsoft YaHei'" fo:background-color="transparent" style:use-window-font-color="true"/>
    </style:style>
    <style:style style:name="T205" style:family="text">
      <style:text-properties fo:font-size="11.00pt" fo:font-weight="normal" fo:font-family="'@Microsoft YaHei'" style:font-family-asian="'@Microsoft YaHei'" style:font-family-complex="'@Microsoft YaHei'" fo:background-color="transparent" style:use-window-font-color="true"/>
    </style:style>
    <style:style style:name="T206" style:family="text">
      <style:text-properties fo:font-size="11.00pt" fo:font-weight="bold" fo:font-family="'@Microsoft YaHei'" style:font-family-asian="'@Microsoft YaHei'" style:font-family-complex="'@Microsoft YaHei'" fo:background-color="transparent" style:use-window-font-color="true"/>
    </style:style>
    <style:style style:name="T207" style:family="text">
      <style:text-properties fo:font-size="11.00pt" fo:font-weight="bold" fo:font-family="'@Microsoft YaHei'" style:font-family-asian="'@Microsoft YaHei'" style:font-family-complex="'@Microsoft YaHei'" fo:background-color="transparent" style:use-window-font-color="true"/>
    </style:style>
    <style:style style:name="T208" style:family="text">
      <style:text-properties fo:font-size="11.00pt" fo:font-weight="bold" fo:font-family="'@Microsoft YaHei'" style:font-family-asian="'@Microsoft YaHei'" style:font-family-complex="'@Microsoft YaHei'" fo:background-color="transparent" style:use-window-font-color="true"/>
    </style:style>
    <style:style style:name="T209" style:family="text">
      <style:text-properties fo:font-size="11.00pt" fo:font-weight="normal" fo:font-family="'@Microsoft YaHei'" style:font-family-asian="'@Microsoft YaHei'" style:font-family-complex="'@Microsoft YaHei'" fo:background-color="transparent" style:use-window-font-color="true"/>
    </style:style>
    <style:style style:name="T210" style:family="text">
      <style:text-properties fo:font-size="11.00pt" fo:font-weight="normal" fo:font-family="'@Microsoft YaHei'" style:font-family-asian="'@Microsoft YaHei'" style:font-family-complex="'@Microsoft YaHe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Microsoft YaHei'" style:font-family-asian="'@Microsoft YaHei'" style:font-family-complex="'@Microsoft YaHei'" fo:background-color="transparent" style:use-window-font-color="true"/>
    </style:style>
    <style:style style:name="T213" style:family="text">
      <style:text-properties fo:font-size="11.00pt" fo:font-weight="bold" fo:font-family="'@Microsoft YaHei'" style:font-family-asian="'@Microsoft YaHei'" style:font-family-complex="'@Microsoft YaHei'" fo:background-color="transparent" style:use-window-font-color="true"/>
    </style:style>
    <style:style style:name="T214"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15" style:family="text">
      <style:text-properties fo:font-size="11.00pt" fo:font-weight="bold" fo:font-family="'@Microsoft YaHei'" style:font-family-asian="'@Microsoft YaHei'" style:font-family-complex="'@Microsoft YaHei'" fo:background-color="transparent" style:use-window-font-color="true"/>
    </style:style>
    <style:style style:name="T216" style:family="text">
      <style:text-properties fo:font-size="11.00pt" fo:font-weight="normal" fo:font-family="'@Microsoft YaHei'" style:font-family-asian="'@Microsoft YaHei'" style:font-family-complex="'@Microsoft YaHei'" fo:background-color="transparent" style:use-window-font-color="true"/>
    </style:style>
    <style:style style:name="T217" style:family="text">
      <style:text-properties fo:font-size="11.00pt" fo:font-weight="bold" fo:font-family="'@Microsoft YaHei'" style:font-family-asian="'@Microsoft YaHei'" style:font-family-complex="'@Microsoft YaHei'" fo:background-color="transparent" style:use-window-font-color="true"/>
    </style:style>
    <style:style style:name="T218" style:family="text">
      <style:text-properties fo:font-size="11.00pt" fo:font-weight="normal" fo:font-family="'@Microsoft YaHei'" style:font-family-asian="'@Microsoft YaHei'" style:font-family-complex="'@Microsoft YaHei'" fo:background-color="transparent" style:use-window-font-color="true"/>
    </style:style>
    <style:style style:name="T219" style:family="text">
      <style:text-properties fo:font-size="11.00pt" fo:font-weight="normal" fo:font-family="'@Microsoft YaHei'" style:font-family-asian="'@Microsoft YaHei'" style:font-family-complex="'@Microsoft YaHei'" fo:background-color="transparent" style:use-window-font-color="true"/>
    </style:style>
    <style:style style:name="T220" style:family="text">
      <style:text-properties fo:font-size="11.00pt" fo:font-weight="normal" fo:font-family="'@Microsoft YaHei'" style:font-family-asian="'@Microsoft YaHei'" style:font-family-complex="'@Microsoft YaHei'" fo:background-color="transparent" style:use-window-font-color="true"/>
    </style:style>
    <style:style style:name="T221" style:family="text">
      <style:text-properties fo:font-size="11.00pt" fo:font-weight="bold" fo:font-family="'@Microsoft YaHei'" style:font-family-asian="'@Microsoft YaHei'" style:font-family-complex="'@Microsoft YaHei'" fo:background-color="transparent" style:use-window-font-color="true"/>
    </style:style>
    <style:style style:name="T222"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23" style:family="text">
      <style:text-properties fo:font-size="11.00pt" fo:font-weight="bold" fo:font-family="'@Microsoft YaHei'" style:font-family-asian="'@Microsoft YaHei'" style:font-family-complex="'@Microsoft YaHei'" fo:background-color="transparent" style:use-window-font-color="true"/>
    </style:style>
    <style:style style:name="T224" style:family="text">
      <style:text-properties fo:font-size="11.00pt" fo:font-weight="normal" fo:font-family="'@Microsoft YaHei'" style:font-family-asian="'@Microsoft YaHei'" style:font-family-complex="'@Microsoft YaHei'" fo:background-color="transparent" style:use-window-font-color="true"/>
    </style:style>
    <style:style style:name="T225" style:family="text">
      <style:text-properties fo:font-size="11.00pt" fo:font-weight="bold" fo:font-family="'@Microsoft YaHei'" style:font-family-asian="'@Microsoft YaHei'" style:font-family-complex="'@Microsoft YaHei'" fo:background-color="transparent" style:use-window-font-color="true"/>
    </style:style>
    <style:style style:name="T226" style:family="text">
      <style:text-properties fo:font-size="11.00pt" fo:font-weight="normal" fo:font-family="'@Microsoft YaHei'" style:font-family-asian="'@Microsoft YaHei'" style:font-family-complex="'@Microsoft YaHei'" fo:background-color="transparent" style:use-window-font-color="true"/>
    </style:style>
    <style:style style:name="T227" style:family="text">
      <style:text-properties fo:font-size="11.00pt" fo:font-weight="normal" fo:font-family="'@Microsoft YaHei'" style:font-family-asian="'@Microsoft YaHei'" style:font-family-complex="'@Microsoft YaHei'" fo:background-color="transparent" style:use-window-font-color="true"/>
    </style:style>
    <style:style style:name="T228" style:family="text">
      <style:text-properties fo:font-size="11.00pt" fo:font-weight="normal" fo:font-family="'@Microsoft YaHei'" style:font-family-asian="'@Microsoft YaHei'" style:font-family-complex="'@Microsoft YaHei'" fo:background-color="transparent" style:use-window-font-color="true"/>
    </style:style>
    <style:style style:name="T229" style:family="text">
      <style:text-properties fo:font-size="11.00pt" fo:font-weight="bold" fo:font-family="'@Microsoft YaHei'" style:font-family-asian="'@Microsoft YaHei'" style:font-family-complex="'@Microsoft YaHei'" fo:background-color="transparent" style:use-window-font-color="true"/>
    </style:style>
    <style:style style:name="T230" style:family="text">
      <style:text-properties fo:font-size="11.00pt" fo:font-weight="normal" fo:font-family="'@Microsoft YaHei'" style:font-family-asian="'@Microsoft YaHei'" style:font-family-complex="'@Microsoft YaHei'" fo:background-color="transparent" style:use-window-font-color="true"/>
    </style:style>
    <style:style style:name="T231" style:family="text">
      <style:text-properties fo:font-size="11.00pt" fo:font-weight="normal" fo:font-family="'@Microsoft YaHei'" style:font-family-asian="'@Microsoft YaHei'" style:font-family-complex="'@Microsoft YaHei'" fo:background-color="transparent" style:use-window-font-color="true"/>
    </style:style>
    <style:style style:name="T232" style:family="text">
      <style:text-properties fo:font-size="11.00pt" fo:font-weight="normal" fo:font-family="'@Microsoft YaHei'" style:font-family-asian="'@Microsoft YaHei'" style:font-family-complex="'@Microsoft YaHei'" fo:background-color="transparent" style:use-window-font-color="true"/>
    </style:style>
    <style:style style:name="T233" style:family="text">
      <style:text-properties fo:font-size="11.00pt" fo:font-weight="bold" fo:font-family="'@Microsoft YaHei'" style:font-family-asian="'@Microsoft YaHei'" style:font-family-complex="'@Microsoft YaHei'" fo:background-color="transparent" style:use-window-font-color="true"/>
    </style:style>
    <style:style style:name="T234" style:family="text">
      <style:text-properties fo:font-size="11.00pt" fo:font-weight="normal" fo:font-family="'@Microsoft YaHei'" style:font-family-asian="'@Microsoft YaHei'" style:font-family-complex="'@Microsoft YaHei'" fo:background-color="transparent" style:use-window-font-color="true"/>
    </style:style>
    <style:style style:name="T235" style:family="text">
      <style:text-properties fo:font-size="11.00pt" fo:font-weight="normal" fo:font-family="'@Microsoft YaHei'" style:font-family-asian="'@Microsoft YaHei'" style:font-family-complex="'@Microsoft YaHe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2.00pt" fo:font-weight="bold" fo:font-family="'@Microsoft YaHei'" style:font-family-asian="'@Microsoft YaHei'" style:font-family-complex="'@Microsoft YaHei'" fo:background-color="transparent" style:use-window-font-color="true"/>
    </style:style>
    <style:style style:name="T241" style:family="text">
      <style:text-properties fo:font-size="12.00pt" fo:font-weight="bold" fo:font-family="'@Microsoft YaHei'" style:font-family-asian="'@Microsoft YaHei'" style:font-family-complex="'@Microsoft YaHei'" fo:background-color="transparent" style:use-window-font-color="true"/>
    </style:style>
    <style:style style:name="T242" style:family="text">
      <style:text-properties fo:font-size="10.00pt" fo:font-weight="normal" fo:font-family="'@Microsoft YaHei'" style:font-family-asian="'@Microsoft YaHei'" style:font-family-complex="'@Microsoft YaHei'" fo:background-color="transparent" style:use-window-font-color="true"/>
    </style:style>
    <style:style style:name="T243" style:family="text">
      <style:text-properties fo:font-size="11.00pt" fo:font-weight="normal" fo:font-family="'@Microsoft YaHei'" style:font-family-asian="'@Microsoft YaHei'" style:font-family-complex="'@Microsoft YaHei'" fo:background-color="transparent" style:use-window-font-color="true"/>
    </style:style>
    <style:style style:name="T244" style:family="text">
      <style:text-properties fo:font-size="11.00pt" fo:font-weight="normal" fo:font-family="'@Microsoft YaHei'" style:font-family-asian="'@Microsoft YaHei'" style:font-family-complex="'@Microsoft YaHei'" fo:background-color="transparent" style:use-window-font-color="true"/>
    </style:style>
    <style:style style:name="T245" style:family="text">
      <style:text-properties fo:font-size="11.00pt" fo:font-weight="normal" fo:font-family="'@Microsoft YaHei'" style:font-family-asian="'@Microsoft YaHei'" style:font-family-complex="'@Microsoft YaHei'" fo:background-color="transparent" style:use-window-font-color="true"/>
    </style:style>
    <style:style style:name="T246" style:family="text">
      <style:text-properties fo:font-size="10.00pt" fo:font-weight="normal" fo:font-family="'@Microsoft YaHei'" style:font-family-asian="'@Microsoft YaHei'" style:font-family-complex="'@Microsoft YaHei'" fo:background-color="transparent" style:use-window-font-color="true"/>
    </style:style>
    <style:style style:name="T247" style:family="text">
      <style:text-properties fo:font-size="10.00pt" fo:font-weight="normal" fo:font-family="'@Microsoft YaHei'" style:font-family-asian="'@Microsoft YaHei'" style:font-family-complex="'@Microsoft YaHei'" fo:background-color="transparent" style:use-window-font-color="true"/>
    </style:style>
    <style:style style:name="T248" style:family="text">
      <style:text-properties fo:font-size="10.00pt" fo:font-weight="normal" fo:font-family="'@Microsoft YaHei'" style:font-family-asian="'@Microsoft YaHei'" style:font-family-complex="'@Microsoft YaHei'" fo:background-color="transparent" style:use-window-font-color="true"/>
    </style:style>
    <style:style style:name="T249" style:family="text">
      <style:text-properties fo:font-size="10.00pt" fo:font-weight="normal" fo:font-family="'@Microsoft YaHei'" style:font-family-asian="'@Microsoft YaHei'" style:font-family-complex="'@Microsoft YaHei'" fo:background-color="transparent" style:use-window-font-color="true"/>
    </style:style>
    <style:style style:name="T250" style:family="text">
      <style:text-properties fo:font-size="10.00pt" fo:font-weight="normal" fo:font-family="'@Microsoft YaHei'" style:font-family-asian="'@Microsoft YaHei'" style:font-family-complex="'@Microsoft YaHei'" fo:background-color="transparent" style:use-window-font-color="true"/>
    </style:style>
    <style:style style:name="T251" style:family="text">
      <style:text-properties fo:font-size="10.00pt" fo:font-weight="normal" fo:font-family="'@Microsoft YaHei'" style:font-family-asian="'@Microsoft YaHei'" style:font-family-complex="'@Microsoft YaHei'" fo:background-color="transparent" style:use-window-font-color="true"/>
    </style:style>
    <style:style style:name="T252" style:family="text">
      <style:text-properties fo:font-size="12.00pt" fo:font-weight="bold" fo:font-family="'@Microsoft YaHei'" style:font-family-asian="'@Microsoft YaHei'" style:font-family-complex="'@Microsoft YaHei'" fo:background-color="transparent" style:use-window-font-color="true"/>
    </style:style>
    <style:style style:name="T253" style:family="text">
      <style:text-properties fo:font-size="12.00pt" fo:font-weight="bold" fo:font-family="'@Microsoft YaHei'" style:font-family-asian="'@Microsoft YaHei'" style:font-family-complex="'@Microsoft YaHei'" fo:background-color="transparent" style:use-window-font-color="true"/>
    </style:style>
    <style:style style:name="T254" style:family="text">
      <style:text-properties fo:font-size="12.00pt" fo:font-weight="bold" fo:font-family="'@Microsoft YaHei'" style:font-family-asian="'@Microsoft YaHei'" style:font-family-complex="'@Microsoft YaHei'" fo:background-color="transparent" style:use-window-font-color="true"/>
    </style:style>
    <style:style style:name="T255" style:family="text">
      <style:text-properties fo:font-size="12.00pt" fo:font-weight="normal" fo:font-family="'@Microsoft YaHei'" style:font-family-asian="'@Microsoft YaHei'" style:font-family-complex="'@Microsoft YaHei'" fo:background-color="transparent" style:use-window-font-color="true"/>
    </style:style>
    <style:style style:name="T256" style:family="text">
      <style:text-properties fo:font-size="12.00pt" fo:font-weight="normal" fo:font-family="'@Microsoft YaHei'" style:font-family-asian="'@Microsoft YaHei'" style:font-family-complex="'@Microsoft YaHei'" fo:background-color="transparent" style:use-window-font-color="true"/>
    </style:style>
    <style:style style:name="T257" style:family="text">
      <style:text-properties fo:font-size="12.00pt" fo:font-weight="bold" fo:font-family="'@Microsoft YaHei'" style:font-family-asian="'@Microsoft YaHei'" style:font-family-complex="'@Microsoft YaHei'" fo:background-color="transparent" style:use-window-font-color="true"/>
    </style:style>
    <style:style style:name="T258" style:family="text">
      <style:text-properties fo:font-size="12.00pt" fo:font-weight="normal" fo:font-family="'@Microsoft YaHei'" style:font-family-asian="'@Microsoft YaHei'" style:font-family-complex="'@Microsoft YaHei'" fo:background-color="transparent" style:use-window-font-color="true"/>
    </style:style>
    <style:style style:name="T259" style:family="text">
      <style:text-properties fo:font-size="12.00pt" fo:font-weight="normal" fo:font-family="'@Microsoft YaHei'" style:font-family-asian="'@Microsoft YaHei'" style:font-family-complex="'@Microsoft YaHei'" fo:background-color="transparent" style:use-window-font-color="true"/>
    </style:style>
    <style:style style:name="T260" style:family="text">
      <style:text-properties fo:font-size="12.00pt" fo:font-weight="bold" fo:font-family="'@Microsoft YaHei'" style:font-family-asian="'@Microsoft YaHei'" style:font-family-complex="'@Microsoft YaHei'" fo:background-color="transparent" style:use-window-font-color="true"/>
    </style:style>
    <style:style style:name="T261" style:family="text">
      <style:text-properties fo:font-size="12.00pt" fo:font-weight="bold" fo:font-family="'@Microsoft YaHei'" style:font-family-asian="'@Microsoft YaHei'" style:font-family-complex="'@Microsoft YaHei'" fo:background-color="transparent" style:use-window-font-color="true"/>
    </style:style>
    <style:style style:name="T262" style:family="text">
      <style:text-properties fo:font-size="12.00pt" fo:font-weight="bold" fo:font-family="'@Microsoft YaHei'" style:font-family-asian="'@Microsoft YaHei'" style:font-family-complex="'@Microsoft YaHei'" fo:background-color="transparent" style:use-window-font-color="true"/>
    </style:style>
    <style:style style:name="T263" style:family="text">
      <style:text-properties fo:font-size="12.00pt" fo:font-weight="normal" fo:font-family="'@Microsoft YaHei'" style:font-family-asian="'@Microsoft YaHei'" style:font-family-complex="'@Microsoft YaHei'" fo:background-color="transparent" style:use-window-font-color="true"/>
    </style:style>
    <style:style style:name="T264" style:family="text">
      <style:text-properties fo:font-size="12.00pt" fo:font-weight="bold" fo:font-family="'@Microsoft YaHei'" style:font-family-asian="'@Microsoft YaHei'" style:font-family-complex="'@Microsoft YaHei'" fo:background-color="transparent" style:use-window-font-color="true"/>
    </style:style>
    <style:style style:name="T265" style:family="text">
      <style:text-properties fo:font-size="12.00pt" fo:font-weight="bold" fo:font-family="'@Microsoft YaHei'" style:font-family-asian="'@Microsoft YaHei'" style:font-family-complex="'@Microsoft YaHei'" fo:background-color="transparent" style:use-window-font-color="true"/>
    </style:style>
    <style:style style:name="T266" style:family="text">
      <style:text-properties fo:font-size="12.00pt" fo:font-weight="bold" fo:font-family="'@Microsoft YaHei'" style:font-family-asian="'@Microsoft YaHei'" style:font-family-complex="'@Microsoft YaHei'" fo:background-color="transparent" style:use-window-font-color="true"/>
    </style:style>
    <style:style style:name="T267" style:family="text">
      <style:text-properties fo:font-size="12.00pt" fo:font-weight="bold" fo:font-family="'@Microsoft YaHei'" style:font-family-asian="'@Microsoft YaHei'" style:font-family-complex="'@Microsoft YaHei'" fo:background-color="transparent" style:use-window-font-color="true"/>
    </style:style>
    <style:style style:name="T268" style:family="text">
      <style:text-properties fo:font-size="12.00pt" fo:font-weight="normal" fo:font-family="'@Microsoft YaHei'" style:font-family-asian="'@Microsoft YaHei'" style:font-family-complex="'@Microsoft YaHei'" fo:background-color="transparent" style:use-window-font-color="true"/>
    </style:style>
    <style:style style:name="T269" style:family="text">
      <style:text-properties fo:font-size="12.00pt" fo:font-weight="normal" fo:font-family="'@Microsoft YaHei'" style:font-family-asian="'@Microsoft YaHei'" style:font-family-complex="'@Microsoft YaHei'" fo:background-color="transparent" style:use-window-font-color="true"/>
    </style:style>
    <style:style style:name="T270" style:family="text">
      <style:text-properties fo:font-size="12.00pt" fo:font-weight="normal" fo:font-family="'@Microsoft YaHei'" style:font-family-asian="'@Microsoft YaHei'" style:font-family-complex="'@Microsoft YaHei'" fo:background-color="transparent" style:use-window-font-color="true"/>
    </style:style>
    <style:style style:name="T271" style:family="text">
      <style:text-properties fo:font-size="12.00pt" fo:font-weight="normal" fo:font-family="'@Microsoft YaHei'" style:font-family-asian="'@Microsoft YaHei'" style:font-family-complex="'@Microsoft YaHei'" fo:background-color="transparent" style:use-window-font-color="true"/>
    </style:style>
    <style:style style:name="T272" style:family="text">
      <style:text-properties fo:font-size="12.00pt" fo:font-weight="normal" fo:font-family="'@Microsoft YaHei'" style:font-family-asian="'@Microsoft YaHei'" style:font-family-complex="'@Microsoft YaHei'" fo:background-color="transparent" style:use-window-font-color="true"/>
    </style:style>
    <style:style style:name="T273" style:family="text">
      <style:text-properties fo:font-size="12.00pt" fo:font-weight="bold" fo:font-family="'@Microsoft YaHei'" style:font-family-asian="'@Microsoft YaHei'" style:font-family-complex="'@Microsoft YaHei'" fo:background-color="transparent" style:use-window-font-color="true"/>
    </style:style>
    <style:style style:name="T274" style:family="text">
      <style:text-properties fo:font-size="12.00pt" fo:font-weight="normal" fo:font-family="'@Microsoft YaHei'" style:font-family-asian="'@Microsoft YaHei'" style:font-family-complex="'@Microsoft YaHei'" fo:background-color="transparent" style:use-window-font-color="true"/>
    </style:style>
    <style:style style:name="T275" style:family="text">
      <style:text-properties fo:font-size="12.00pt" fo:font-weight="normal" fo:font-family="'@Microsoft YaHei'" style:font-family-asian="'@Microsoft YaHei'" style:font-family-complex="'@Microsoft YaHei'" fo:background-color="transparent" style:use-window-font-color="true"/>
    </style:style>
    <style:style style:name="T276" style:family="text">
      <style:text-properties fo:font-size="12.00pt" fo:font-weight="bold" fo:font-family="'@Microsoft YaHei'" style:font-family-asian="'@Microsoft YaHei'" style:font-family-complex="'@Microsoft YaHei'" fo:background-color="transparent" style:use-window-font-color="true"/>
    </style:style>
    <style:style style:name="T277" style:family="text">
      <style:text-properties fo:font-size="12.00pt" fo:font-weight="normal" fo:font-family="'@Microsoft YaHei'" style:font-family-asian="'@Microsoft YaHei'" style:font-family-complex="'@Microsoft YaHei'" fo:background-color="transparent" style:use-window-font-color="true"/>
    </style:style>
    <style:style style:name="T278" style:family="text">
      <style:text-properties fo:font-size="12.00pt" fo:font-weight="bold" fo:font-family="'@Microsoft YaHei'" style:font-family-asian="'@Microsoft YaHei'" style:font-family-complex="'@Microsoft YaHei'" fo:background-color="transparent" style:use-window-font-color="true"/>
    </style:style>
    <style:style style:name="T279" style:family="text">
      <style:text-properties fo:font-size="12.00pt" fo:font-weight="bold" fo:font-family="'@Microsoft YaHei'" style:font-family-asian="'@Microsoft YaHei'" style:font-family-complex="'@Microsoft YaHei'" fo:background-color="transparent" style:use-window-font-color="true"/>
    </style:style>
    <style:style style:name="T280" style:family="text">
      <style:text-properties fo:font-size="12.00pt" fo:font-weight="normal" fo:font-family="'@Microsoft YaHei'" style:font-family-asian="'@Microsoft YaHei'" style:font-family-complex="'@Microsoft YaHei'" fo:background-color="transparent" style:use-window-font-color="true"/>
    </style:style>
    <style:style style:name="T281" style:family="text">
      <style:text-properties fo:font-size="12.00pt" fo:font-weight="bold" fo:font-family="'@Microsoft YaHei'" style:font-family-asian="'@Microsoft YaHei'" style:font-family-complex="'@Microsoft YaHei'" fo:background-color="transparent" style:use-window-font-color="true"/>
    </style:style>
    <style:style style:name="T282" style:family="text">
      <style:text-properties fo:font-size="12.00pt" fo:font-weight="bold" fo:font-family="'@Microsoft YaHei'" style:font-family-asian="'@Microsoft YaHei'" style:font-family-complex="'@Microsoft YaHei'" fo:background-color="transparent" style:use-window-font-color="true"/>
    </style:style>
    <style:style style:name="T283" style:family="text">
      <style:text-properties fo:font-size="12.00pt" fo:font-weight="normal" fo:font-family="'@Microsoft YaHei'" style:font-family-asian="'@Microsoft YaHei'" style:font-family-complex="'@Microsoft YaHei'" fo:background-color="transparent" style:use-window-font-color="true"/>
    </style:style>
    <style:style style:name="T284" style:family="text">
      <style:text-properties fo:font-size="12.00pt" fo:font-weight="normal" fo:font-family="'@Microsoft YaHei'" style:font-family-asian="'@Microsoft YaHei'" style:font-family-complex="'@Microsoft YaHei'" fo:background-color="transparent" style:use-window-font-color="true"/>
    </style:style>
    <style:style style:name="T285" style:family="text">
      <style:text-properties fo:font-size="12.00pt" fo:font-weight="normal" fo:font-family="'@Microsoft YaHei'" style:font-family-asian="'@Microsoft YaHei'" style:font-family-complex="'@Microsoft YaHei'" fo:background-color="transparent" style:use-window-font-color="true"/>
    </style:style>
    <style:style style:name="T286" style:family="text">
      <style:text-properties fo:font-size="12.00pt" fo:font-weight="bold" fo:font-family="'@Microsoft YaHei'" style:font-family-asian="'@Microsoft YaHei'" style:font-family-complex="'@Microsoft YaHei'" fo:background-color="transparent" style:use-window-font-color="true"/>
    </style:style>
    <style:style style:name="T287" style:family="text">
      <style:text-properties fo:font-size="12.00pt" fo:font-weight="normal" fo:font-family="'@Microsoft YaHei'" style:font-family-asian="'@Microsoft YaHei'" style:font-family-complex="'@Microsoft YaHei'" fo:background-color="transparent" style:use-window-font-color="true"/>
    </style:style>
    <style:style style:name="T288" style:family="text">
      <style:text-properties fo:font-size="12.00pt" fo:font-weight="bold" fo:font-family="'@Microsoft YaHei'" style:font-family-asian="'@Microsoft YaHei'" style:font-family-complex="'@Microsoft YaHei'" fo:background-color="transparent" style:use-window-font-color="true"/>
    </style:style>
    <style:style style:name="T289" style:family="text">
      <style:text-properties fo:font-size="12.00pt" fo:font-weight="normal" fo:font-family="'@Microsoft YaHei'" style:font-family-asian="'@Microsoft YaHei'" style:font-family-complex="'@Microsoft YaHei'" fo:background-color="transparent" style:use-window-font-color="true"/>
    </style:style>
    <style:style style:name="T290" style:family="text">
      <style:text-properties fo:font-size="12.00pt" fo:font-weight="normal" fo:font-family="'@Microsoft YaHei'" style:font-family-asian="'@Microsoft YaHei'" style:font-family-complex="'@Microsoft YaHei'" fo:background-color="transparent" style:use-window-font-color="true"/>
    </style:style>
    <style:style style:name="T291" style:family="text">
      <style:text-properties fo:font-size="12.00pt" fo:font-weight="normal" fo:font-family="'@Microsoft YaHei'" style:font-family-asian="'@Microsoft YaHei'" style:font-family-complex="'@Microsoft YaHei'" fo:background-color="transparent" style:use-window-font-color="true"/>
    </style:style>
    <style:style style:name="T292" style:family="text">
      <style:text-properties fo:font-size="12.00pt" fo:font-weight="normal" fo:font-family="'@Microsoft YaHei'" style:font-family-asian="'@Microsoft YaHei'" style:font-family-complex="'@Microsoft YaHei'" fo:background-color="transparent" style:use-window-font-color="true"/>
    </style:style>
    <style:style style:name="T293" style:family="text">
      <style:text-properties fo:font-size="12.00pt" fo:font-weight="bold" fo:font-family="'@Microsoft YaHei'" style:font-family-asian="'@Microsoft YaHei'" style:font-family-complex="'@Microsoft YaHei'" fo:background-color="transparent" style:use-window-font-color="true"/>
    </style:style>
    <style:style style:name="T294" style:family="text">
      <style:text-properties fo:font-size="12.00pt" fo:font-weight="normal" fo:font-family="'@Microsoft YaHei'" style:font-family-asian="'@Microsoft YaHei'" style:font-family-complex="'@Microsoft YaHei'" fo:background-color="transparent" style:use-window-font-color="true"/>
    </style:style>
    <style:style style:name="T295" style:family="text">
      <style:text-properties fo:font-size="12.00pt" fo:font-weight="normal" fo:font-family="'@Microsoft YaHei'" style:font-family-asian="'@Microsoft YaHei'" style:font-family-complex="'@Microsoft YaHei'" fo:background-color="transparent" style:use-window-font-color="true"/>
    </style:style>
    <style:style style:name="T296" style:family="text">
      <style:text-properties fo:font-size="12.00pt" fo:font-weight="bold" fo:font-family="'@Microsoft YaHei'" style:font-family-asian="'@Microsoft YaHei'" style:font-family-complex="'@Microsoft YaHei'" fo:background-color="transparent" style:use-window-font-color="true"/>
    </style:style>
    <style:style style:name="T297" style:family="text">
      <style:text-properties fo:font-size="12.00pt" fo:font-weight="normal" fo:font-family="'@Microsoft YaHei'" style:font-family-asian="'@Microsoft YaHei'" style:font-family-complex="'@Microsoft YaHei'" fo:background-color="transparent" style:use-window-font-color="true"/>
    </style:style>
    <style:style style:name="T298" style:family="text">
      <style:text-properties fo:font-size="12.00pt" fo:font-weight="bold" fo:font-family="'@Microsoft YaHei'" style:font-family-asian="'@Microsoft YaHei'" style:font-family-complex="'@Microsoft YaHei'" fo:background-color="transparent" style:use-window-font-color="true"/>
    </style:style>
    <style:style style:name="T299" style:family="text">
      <style:text-properties fo:font-size="12.00pt" fo:font-weight="bold" fo:font-family="'@Microsoft YaHei'" style:font-family-asian="'@Microsoft YaHei'" style:font-family-complex="'@Microsoft YaHei'" fo:background-color="transparent" style:use-window-font-color="true"/>
    </style:style>
    <style:style style:name="T300" style:family="text">
      <style:text-properties fo:font-size="12.00pt" fo:font-weight="bold" fo:font-family="'@Microsoft YaHei'" style:font-family-asian="'@Microsoft YaHei'" style:font-family-complex="'@Microsoft YaHei'" fo:background-color="transparent" style:use-window-font-color="true"/>
    </style:style>
    <style:style style:name="T301" style:family="text">
      <style:text-properties fo:font-size="12.00pt" fo:font-weight="bold" fo:font-family="'@Microsoft YaHei'" style:font-family-asian="'@Microsoft YaHei'" style:font-family-complex="'@Microsoft YaHei'" fo:background-color="transparent" style:use-window-font-color="true"/>
    </style:style>
    <style:style style:name="T302" style:family="text">
      <style:text-properties fo:font-size="12.00pt" fo:font-weight="normal" fo:font-family="'@Microsoft YaHei'" style:font-family-asian="'@Microsoft YaHei'" style:font-family-complex="'@Microsoft YaHei'" fo:background-color="transparent" style:use-window-font-color="true"/>
    </style:style>
    <style:style style:name="T303" style:family="text">
      <style:text-properties fo:font-size="12.00pt" fo:font-weight="normal" fo:font-family="'@Microsoft YaHei'" style:font-family-asian="'@Microsoft YaHei'" style:font-family-complex="'@Microsoft YaHei'" fo:background-color="transparent" style:use-window-font-color="true"/>
    </style:style>
    <style:style style:name="T304" style:family="text">
      <style:text-properties fo:font-size="12.00pt" fo:font-weight="bold" fo:font-family="'@Microsoft YaHei'" style:font-family-asian="'@Microsoft YaHei'" style:font-family-complex="'@Microsoft YaHei'" fo:background-color="transparent" style:use-window-font-color="true"/>
    </style:style>
    <style:style style:name="T305" style:family="text">
      <style:text-properties fo:font-size="12.00pt" fo:font-weight="bold" fo:font-family="'@Microsoft YaHei'" style:font-family-asian="'@Microsoft YaHei'" style:font-family-complex="'@Microsoft YaHei'" fo:background-color="transparent" style:use-window-font-color="true"/>
    </style:style>
    <style:style style:name="T306" style:family="text">
      <style:text-properties fo:font-size="12.00pt" fo:font-weight="normal" fo:font-family="'@Microsoft YaHei'" style:font-family-asian="'@Microsoft YaHei'" style:font-family-complex="'@Microsoft YaHei'" fo:background-color="transparent" style:use-window-font-color="true"/>
    </style:style>
    <style:style style:name="T307" style:family="text">
      <style:text-properties fo:font-size="12.00pt" fo:font-weight="bold" fo:font-family="'@Microsoft YaHei'" style:font-family-asian="'@Microsoft YaHei'" style:font-family-complex="'@Microsoft YaHei'" fo:background-color="transparent" style:use-window-font-color="true"/>
    </style:style>
    <style:style style:name="T308" style:family="text">
      <style:text-properties fo:font-size="12.00pt" fo:font-weight="bold" fo:font-family="'@Microsoft YaHei'" style:font-family-asian="'@Microsoft YaHei'" style:font-family-complex="'@Microsoft YaHei'" fo:background-color="transparent" style:use-window-font-color="true"/>
    </style:style>
    <style:style style:name="T309" style:family="text">
      <style:text-properties fo:font-size="12.00pt" fo:font-weight="bold" fo:font-family="'@Microsoft YaHei'" style:font-family-asian="'@Microsoft YaHei'" style:font-family-complex="'@Microsoft YaHei'" fo:background-color="transparent" style:use-window-font-color="true"/>
    </style:style>
    <style:style style:name="T310" style:family="text">
      <style:text-properties fo:font-size="12.00pt" fo:font-weight="normal" fo:font-family="'@Microsoft YaHei'" style:font-family-asian="'@Microsoft YaHei'" style:font-family-complex="'@Microsoft YaHei'" fo:background-color="transparent" style:use-window-font-color="true"/>
    </style:style>
    <style:style style:name="T311" style:family="text">
      <style:text-properties fo:font-size="12.00pt" fo:font-weight="normal" fo:font-family="'@Microsoft YaHei'" style:font-family-asian="'@Microsoft YaHei'" style:font-family-complex="'@Microsoft YaHei'" fo:background-color="transparent" style:use-window-font-color="true"/>
    </style:style>
    <style:style style:name="T312" style:family="text">
      <style:text-properties fo:font-size="12.00pt" fo:font-weight="bold" fo:font-family="'@Microsoft YaHei'" style:font-family-asian="'@Microsoft YaHei'" style:font-family-complex="'@Microsoft YaHei'" fo:background-color="transparent" style:use-window-font-color="true"/>
    </style:style>
    <style:style style:name="T313" style:family="text">
      <style:text-properties fo:font-size="12.00pt" fo:font-weight="normal" fo:font-family="'@Microsoft YaHei'" style:font-family-asian="'@Microsoft YaHei'" style:font-family-complex="'@Microsoft YaHei'" fo:background-color="transparent" style:use-window-font-color="true"/>
    </style:style>
    <style:style style:name="T314" style:family="text">
      <style:text-properties fo:font-size="12.00pt" fo:font-weight="normal" fo:font-family="'@Microsoft YaHei'" style:font-family-asian="'@Microsoft YaHei'" style:font-family-complex="'@Microsoft YaHei'" fo:background-color="transparent" style:use-window-font-color="true"/>
    </style:style>
    <style:style style:name="T315" style:family="text">
      <style:text-properties fo:font-size="12.00pt" fo:font-weight="bold" fo:font-family="'@Microsoft YaHei'" style:font-family-asian="'@Microsoft YaHei'" style:font-family-complex="'@Microsoft YaHei'" fo:background-color="transparent" style:use-window-font-color="true"/>
    </style:style>
    <style:style style:name="T316" style:family="text">
      <style:text-properties fo:font-size="12.00pt" fo:font-weight="bold" fo:font-family="'@Microsoft YaHei'" style:font-family-asian="'@Microsoft YaHei'" style:font-family-complex="'@Microsoft YaHei'" fo:background-color="transparent" style:use-window-font-color="true"/>
    </style:style>
    <style:style style:name="T317" style:family="text">
      <style:text-properties fo:font-size="12.00pt" fo:font-weight="bold" fo:font-family="'@Microsoft YaHei'" style:font-family-asian="'@Microsoft YaHei'" style:font-family-complex="'@Microsoft YaHei'" fo:background-color="transparent" style:use-window-font-color="true"/>
    </style:style>
    <style:style style:name="T318" style:family="text">
      <style:text-properties fo:font-size="12.00pt" fo:font-weight="bold" fo:font-family="'@Microsoft YaHei'" style:font-family-asian="'@Microsoft YaHei'" style:font-family-complex="'@Microsoft YaHei'" fo:background-color="transparent" style:use-window-font-color="true"/>
    </style:style>
    <style:style style:name="T319" style:family="text">
      <style:text-properties fo:font-size="12.00pt" fo:font-weight="normal" fo:font-family="'@Microsoft YaHei'" style:font-family-asian="'@Microsoft YaHei'" style:font-family-complex="'@Microsoft YaHei'" fo:background-color="transparent" style:use-window-font-color="true"/>
    </style:style>
    <style:style style:name="T320" style:family="text">
      <style:text-properties fo:font-size="12.00pt" fo:font-weight="normal" fo:font-family="'@Microsoft YaHei'" style:font-family-asian="'@Microsoft YaHei'" style:font-family-complex="'@Microsoft YaHei'" fo:background-color="transparent" style:use-window-font-color="true"/>
    </style:style>
    <style:style style:name="T321" style:family="text">
      <style:text-properties fo:font-size="12.00pt" fo:font-weight="bold" fo:font-family="'@Microsoft YaHei'" style:font-family-asian="'@Microsoft YaHei'" style:font-family-complex="'@Microsoft YaHei'" fo:background-color="transparent" style:use-window-font-color="true"/>
    </style:style>
    <style:style style:name="T322" style:family="text">
      <style:text-properties fo:font-size="12.00pt" fo:font-weight="normal" fo:font-family="'@Microsoft YaHei'" style:font-family-asian="'@Microsoft YaHei'" style:font-family-complex="'@Microsoft YaHei'" fo:background-color="transparent" style:use-window-font-color="true"/>
    </style:style>
    <style:style style:name="T323" style:family="text">
      <style:text-properties fo:font-size="12.00pt" fo:font-weight="normal" fo:font-family="'@Microsoft YaHei'" style:font-family-asian="'@Microsoft YaHei'" style:font-family-complex="'@Microsoft YaHei'" fo:background-color="transparent" style:use-window-font-color="true"/>
    </style:style>
    <style:style style:name="T324" style:family="text">
      <style:text-properties fo:font-size="12.00pt" fo:font-weight="bold" fo:font-family="'@Microsoft YaHei'" style:font-family-asian="'@Microsoft YaHei'" style:font-family-complex="'@Microsoft YaHei'" fo:background-color="transparent" style:use-window-font-color="true"/>
    </style:style>
    <style:style style:name="T325" style:family="text">
      <style:text-properties fo:font-size="12.00pt" fo:font-weight="normal" fo:font-family="'@Microsoft YaHei'" style:font-family-asian="'@Microsoft YaHei'" style:font-family-complex="'@Microsoft YaHei'" fo:background-color="transparent" style:use-window-font-color="true"/>
    </style:style>
    <style:style style:name="T326" style:family="text">
      <style:text-properties fo:font-size="12.00pt" fo:font-weight="normal" fo:font-family="'@Microsoft YaHei'" style:font-family-asian="'@Microsoft YaHei'" style:font-family-complex="'@Microsoft YaHei'" fo:background-color="transparent" style:use-window-font-color="true"/>
    </style:style>
    <style:style style:name="T327" style:family="text">
      <style:text-properties fo:font-size="12.00pt" fo:font-weight="normal" fo:font-family="'@Microsoft YaHei'" style:font-family-asian="'@Microsoft YaHei'" style:font-family-complex="'@Microsoft YaHei'" fo:background-color="transparent" style:use-window-font-color="true"/>
    </style:style>
    <style:style style:name="T328" style:family="text">
      <style:text-properties fo:font-size="12.00pt" fo:font-weight="normal" fo:font-family="'@Microsoft YaHei'" style:font-family-asian="'@Microsoft YaHei'" style:font-family-complex="'@Microsoft YaHei'" fo:background-color="transparent" style:use-window-font-color="true"/>
    </style:style>
    <style:style style:name="T329" style:family="text">
      <style:text-properties fo:font-size="10.00pt" fo:font-weight="normal" fo:font-family="'@Microsoft YaHei'" style:font-family-asian="'@Microsoft YaHei'" style:font-family-complex="'@Microsoft YaHe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bold" fo:font-family="'@Microsoft YaHei'" style:font-family-asian="'@Microsoft YaHei'" style:font-family-complex="'@Microsoft YaHei'" fo:background-color="transparent" style:use-window-font-color="true"/>
    </style:style>
    <style:style style:name="T332" style:family="text">
      <style:text-properties fo:font-size="12.00pt" fo:font-weight="bold" fo:font-family="'@Microsoft YaHei'" style:font-family-asian="'@Microsoft YaHei'" style:font-family-complex="'@Microsoft YaHei'" fo:background-color="transparent" style:use-window-font-color="true"/>
    </style:style>
    <style:style style:name="T333" style:family="text">
      <style:text-properties fo:font-size="12.00pt" fo:font-weight="bold" fo:font-family="'@Microsoft YaHei'" style:font-family-asian="'@Microsoft YaHei'" style:font-family-complex="'@Microsoft YaHei'" fo:background-color="transparent" style:use-window-font-color="true"/>
    </style:style>
    <style:style style:name="T334" style:family="text">
      <style:text-properties fo:font-size="11.00pt" fo:font-weight="normal" fo:font-family="'@Microsoft YaHei'" style:font-family-asian="'@Microsoft YaHei'" style:font-family-complex="'@Microsoft YaHei'" fo:background-color="transparent" style:use-window-font-color="true"/>
    </style:style>
    <style:style style:name="T335" style:family="text">
      <style:text-properties fo:font-size="11.00pt" fo:font-weight="bold" fo:font-family="'@Microsoft YaHei'" style:font-family-asian="'@Microsoft YaHei'" style:font-family-complex="'@Microsoft YaHei'" fo:background-color="transparent" style:use-window-font-color="true"/>
    </style:style>
    <style:style style:name="T336" style:family="text">
      <style:text-properties fo:font-size="11.00pt" fo:font-weight="bold" fo:font-family="'@Microsoft YaHei'" style:font-family-asian="'@Microsoft YaHei'" style:font-family-complex="'@Microsoft YaHei'" fo:background-color="transparent" style:use-window-font-color="true"/>
    </style:style>
    <style:style style:name="T337" style:family="text">
      <style:text-properties fo:font-size="11.00pt" fo:font-weight="bold" fo:font-family="'@Microsoft YaHei'" style:font-family-asian="'@Microsoft YaHei'" style:font-family-complex="'@Microsoft YaHei'" fo:background-color="transparent" style:use-window-font-color="true"/>
    </style:style>
    <style:style style:name="T338" style:family="text">
      <style:text-properties fo:font-size="11.00pt" fo:font-weight="normal" fo:font-family="'@Microsoft YaHei'" style:font-family-asian="'@Microsoft YaHei'" style:font-family-complex="'@Microsoft YaHei'" fo:background-color="transparent" style:use-window-font-color="true"/>
    </style:style>
    <style:style style:name="T339" style:family="text">
      <style:text-properties fo:font-size="11.00pt" fo:font-weight="normal" fo:font-family="'@Microsoft YaHei'" style:font-family-asian="'@Microsoft YaHei'" style:font-family-complex="'@Microsoft YaHei'"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bold" fo:font-family="'@Microsoft YaHei'" style:font-family-asian="'@Microsoft YaHei'" style:font-family-complex="'@Microsoft YaHei'" fo:background-color="transparent" style:use-window-font-color="true"/>
    </style:style>
    <style:style style:name="T342" style:family="text">
      <style:text-properties fo:font-size="11.00pt" fo:font-weight="normal" fo:font-family="'@Microsoft YaHei'" style:font-family-asian="'@Microsoft YaHei'" style:font-family-complex="'@Microsoft YaHei'" fo:background-color="transparent" style:use-window-font-color="true"/>
    </style:style>
    <style:style style:name="T343" style:family="text">
      <style:text-properties fo:font-size="11.00pt" fo:font-weight="normal" fo:font-family="'@Microsoft YaHei'" style:font-family-asian="'@Microsoft YaHei'" style:font-family-complex="'@Microsoft YaHei'" fo:background-color="transparent" style:use-window-font-color="true"/>
    </style:style>
    <style:style style:name="T344" style:family="text">
      <style:text-properties fo:font-size="11.00pt" fo:font-weight="normal" fo:font-family="'@Microsoft YaHei'" style:font-family-asian="'@Microsoft YaHei'" style:font-family-complex="'@Microsoft YaHei'" fo:background-color="transparent" style:use-window-font-color="true"/>
    </style:style>
    <style:style style:name="T345" style:family="text">
      <style:text-properties fo:font-size="11.00pt" fo:font-weight="normal" fo:font-family="'@Microsoft YaHei'" style:font-family-asian="'@Microsoft YaHei'" style:font-family-complex="'@Microsoft YaHei'" fo:background-color="transparent" style:use-window-font-color="true"/>
    </style:style>
    <style:style style:name="T346" style:family="text">
      <style:text-properties fo:font-size="11.00pt" fo:font-weight="normal" fo:font-family="'@Microsoft YaHei'" style:font-family-asian="'@Microsoft YaHei'" style:font-family-complex="'@Microsoft YaHei'" fo:background-color="transparent" style:use-window-font-color="true"/>
    </style:style>
    <style:style style:name="T347" style:family="text">
      <style:text-properties fo:font-size="11.00pt" fo:font-weight="normal" fo:font-family="Arial" style:font-family-asian="Arial" style:font-family-complex="Arial" fo:background-color="transparent" style:use-window-font-color="true"/>
    </style:style>
    <style:style style:name="T348" style:family="text">
      <style:text-properties fo:font-size="11.00pt" fo:font-weight="normal" fo:font-family="Arial" style:font-family-asian="Arial" style:font-family-complex="Arial" fo:background-color="transparent" style:use-window-font-color="true"/>
    </style:style>
    <style:style style:name="T349" style:family="text">
      <style:text-properties fo:font-size="11.00pt" fo:font-weight="normal" fo:font-family="Arial" style:font-family-asian="Arial" style:font-family-complex="Arial" fo:background-color="transparent" style:use-window-font-color="true"/>
    </style:style>
    <style:style style:name="T350" style:family="text">
      <style:text-properties fo:font-size="11.00pt" fo:font-weight="normal" fo:font-family="Arial" style:font-family-asian="Arial" style:font-family-complex="Arial" fo:background-color="transparent" style:use-window-font-color="true"/>
    </style:style>
    <style:style style:name="T351" style:family="text">
      <style:text-properties fo:font-size="11.00pt" fo:font-weight="normal" fo:font-family="Arial" style:font-family-asian="Arial" style:font-family-complex="Arial" fo:background-color="transparent" style:use-window-font-color="true"/>
    </style:style>
    <style:style style:name="T352" style:family="text">
      <style:text-properties fo:font-size="12.00pt" fo:font-weight="bold" fo:font-family="'@Microsoft YaHei'" style:font-family-asian="'@Microsoft YaHei'" style:font-family-complex="'@Microsoft YaHei'" fo:background-color="transparent" style:use-window-font-color="true"/>
    </style:style>
    <style:style style:name="T353" style:family="text">
      <style:text-properties fo:font-size="12.00pt" fo:font-weight="bold" fo:font-family="'@Microsoft YaHei'" style:font-family-asian="'@Microsoft YaHei'" style:font-family-complex="'@Microsoft YaHei'" fo:background-color="transparent" style:use-window-font-color="true"/>
    </style:style>
    <style:style style:name="T354" style:family="text">
      <style:text-properties fo:font-size="12.00pt" fo:font-weight="bold" fo:font-family="'@Microsoft YaHei'" style:font-family-asian="'@Microsoft YaHei'" style:font-family-complex="'@Microsoft YaHei'" fo:background-color="transparent" style:use-window-font-color="true"/>
    </style:style>
    <style:style style:name="T355" style:family="text">
      <style:text-properties fo:font-size="12.00pt" fo:font-weight="normal" fo:font-family="'@Microsoft YaHei'" style:font-family-asian="'@Microsoft YaHei'" style:font-family-complex="'@Microsoft YaHei'" fo:background-color="transparent" style:use-window-font-color="true"/>
    </style:style>
    <style:style style:name="T356" style:family="text">
      <style:text-properties fo:font-size="12.00pt" fo:font-weight="normal" fo:font-family="'@Microsoft YaHei'" style:font-family-asian="'@Microsoft YaHei'" style:font-family-complex="'@Microsoft YaHei'" fo:background-color="transparent" style:use-window-font-color="true"/>
    </style:style>
    <style:style style:name="T357" style:family="text">
      <style:text-properties fo:font-size="12.00pt" fo:font-weight="bold" fo:font-family="'@Microsoft YaHei'" style:font-family-asian="'@Microsoft YaHei'" style:font-family-complex="'@Microsoft YaHei'" fo:background-color="transparent" style:use-window-font-color="true"/>
    </style:style>
    <style:style style:name="T358" style:family="text">
      <style:text-properties fo:font-size="12.00pt" fo:font-weight="bold" fo:font-family="'@Microsoft YaHei'" style:font-family-asian="'@Microsoft YaHei'" style:font-family-complex="'@Microsoft YaHei'" fo:background-color="transparent" style:use-window-font-color="true"/>
    </style:style>
    <style:style style:name="T359" style:family="text">
      <style:text-properties fo:font-size="11.00pt" fo:font-weight="bold" fo:font-family="'@Microsoft YaHei'" style:font-family-asian="'@Microsoft YaHei'" style:font-family-complex="'@Microsoft YaHei'" fo:background-color="transparent" style:use-window-font-color="true"/>
    </style:style>
    <style:style style:name="T360" style:family="text">
      <style:text-properties fo:font-size="11.00pt" fo:font-weight="bold" fo:font-family="'@Microsoft YaHei'" style:font-family-asian="'@Microsoft YaHei'" style:font-family-complex="'@Microsoft YaHei'" fo:background-color="transparent" style:use-window-font-color="true"/>
    </style:style>
    <style:style style:name="T361" style:family="text">
      <style:text-properties fo:font-size="11.00pt" fo:font-weight="bold" fo:font-family="'@Microsoft YaHei'" style:font-family-asian="'@Microsoft YaHei'" style:font-family-complex="'@Microsoft YaHei'" fo:background-color="transparent" style:use-window-font-color="true"/>
    </style:style>
    <style:style style:name="T362" style:family="text">
      <style:text-properties fo:font-size="12.00pt" fo:font-weight="normal" fo:font-family="'@Microsoft YaHei'" style:font-family-asian="'@Microsoft YaHei'" style:font-family-complex="'@Microsoft YaHei'" fo:background-color="transparent" style:use-window-font-color="true"/>
    </style:style>
    <style:style style:name="T363" style:family="text">
      <style:text-properties fo:font-size="12.00pt" fo:font-weight="normal" fo:font-family="'@Microsoft YaHei'" style:font-family-asian="'@Microsoft YaHei'" style:font-family-complex="'@Microsoft YaHei'" fo:background-color="transparent" style:use-window-font-color="true"/>
    </style:style>
    <style:style style:name="T364" style:family="text">
      <style:text-properties fo:font-size="12.00pt" fo:font-weight="bold" fo:font-family="'@Microsoft YaHei'" style:font-family-asian="'@Microsoft YaHei'" style:font-family-complex="'@Microsoft YaHei'" fo:background-color="transparent" style:use-window-font-color="true"/>
    </style:style>
    <style:style style:name="T365" style:family="text">
      <style:text-properties fo:font-size="12.00pt" fo:font-weight="normal" fo:font-family="'@Microsoft YaHei'" style:font-family-asian="'@Microsoft YaHei'" style:font-family-complex="'@Microsoft YaHei'" fo:background-color="transparent" style:use-window-font-color="true"/>
    </style:style>
    <style:style style:name="T366" style:family="text">
      <style:text-properties fo:font-size="12.00pt" fo:font-weight="normal" fo:font-family="'@Microsoft YaHei'" style:font-family-asian="'@Microsoft YaHei'" style:font-family-complex="'@Microsoft YaHei'" fo:background-color="transparent" style:use-window-font-color="true"/>
    </style:style>
    <style:style style:name="T367" style:family="text">
      <style:text-properties fo:font-size="12.00pt" fo:font-weight="normal" fo:font-family="'@Microsoft YaHei'" style:font-family-asian="'@Microsoft YaHei'" style:font-family-complex="'@Microsoft YaHei'" fo:background-color="transparent" style:use-window-font-color="true"/>
    </style:style>
    <style:style style:name="T368" style:family="text">
      <style:text-properties fo:font-size="12.00pt" fo:font-weight="normal" fo:font-family="'@Microsoft YaHei'" style:font-family-asian="'@Microsoft YaHei'" style:font-family-complex="'@Microsoft YaHei'" fo:background-color="transparent" style:use-window-font-color="true"/>
    </style:style>
    <style:style style:name="T369" style:family="text">
      <style:text-properties fo:font-size="12.00pt" fo:font-weight="normal" fo:font-family="'@Microsoft YaHei'" style:font-family-asian="'@Microsoft YaHei'" style:font-family-complex="'@Microsoft YaHei'" fo:background-color="transparent" style:use-window-font-color="true"/>
    </style:style>
    <style:style style:name="T370" style:family="text">
      <style:text-properties fo:font-size="12.00pt" fo:font-weight="bold" fo:font-family="'@Microsoft YaHei'" style:font-family-asian="'@Microsoft YaHei'" style:font-family-complex="'@Microsoft YaHei'" fo:background-color="transparent" style:use-window-font-color="true"/>
    </style:style>
    <style:style style:name="T371" style:family="text">
      <style:text-properties fo:font-size="12.00pt" fo:font-weight="normal" fo:font-family="'@Microsoft YaHei'" style:font-family-asian="'@Microsoft YaHei'" style:font-family-complex="'@Microsoft YaHei'" fo:background-color="transparent" style:use-window-font-color="true"/>
    </style:style>
    <style:style style:name="T372" style:family="text">
      <style:text-properties fo:font-size="12.00pt" fo:font-weight="normal" fo:font-family="'@Microsoft YaHei'" style:font-family-asian="'@Microsoft YaHei'" style:font-family-complex="'@Microsoft YaHei'" fo:background-color="transparent" style:use-window-font-color="true"/>
    </style:style>
    <style:style style:name="T373" style:family="text">
      <style:text-properties fo:font-size="12.00pt" fo:font-weight="bold" fo:font-family="'@Microsoft YaHei'" style:font-family-asian="'@Microsoft YaHei'" style:font-family-complex="'@Microsoft YaHei'" fo:background-color="transparent" style:use-window-font-color="true"/>
    </style:style>
    <style:style style:name="T374" style:family="text">
      <style:text-properties fo:font-size="12.00pt" fo:font-weight="normal" fo:font-family="'@Microsoft YaHei'" style:font-family-asian="'@Microsoft YaHei'" style:font-family-complex="'@Microsoft YaHei'" fo:background-color="transparent" style:use-window-font-color="true"/>
    </style:style>
    <style:style style:name="T375" style:family="text">
      <style:text-properties fo:font-size="12.00pt" fo:font-weight="bold" fo:font-family="'@Microsoft YaHei'" style:font-family-asian="'@Microsoft YaHei'" style:font-family-complex="'@Microsoft YaHei'" fo:background-color="transparent" style:use-window-font-color="true"/>
    </style:style>
    <style:style style:name="T376" style:family="text">
      <style:text-properties fo:font-size="12.00pt" fo:font-weight="normal" fo:font-family="'@Microsoft YaHei'" style:font-family-asian="'@Microsoft YaHei'" style:font-family-complex="'@Microsoft YaHei'" fo:background-color="transparent" style:use-window-font-color="true"/>
    </style:style>
    <style:style style:name="T377" style:family="text">
      <style:text-properties fo:font-size="12.00pt" fo:font-weight="normal" fo:font-family="'@Microsoft YaHei'" style:font-family-asian="'@Microsoft YaHei'" style:font-family-complex="'@Microsoft YaHei'" fo:background-color="transparent" style:use-window-font-color="true"/>
    </style:style>
    <style:style style:name="T378" style:family="text">
      <style:text-properties fo:font-size="12.00pt" fo:font-weight="bold" fo:font-family="'@Microsoft YaHei'" style:font-family-asian="'@Microsoft YaHei'" style:font-family-complex="'@Microsoft YaHei'" fo:background-color="transparent" style:use-window-font-color="true"/>
    </style:style>
    <style:style style:name="T379" style:family="text">
      <style:text-properties fo:font-size="12.00pt" fo:font-weight="normal" fo:font-family="'@Microsoft YaHei'" style:font-family-asian="'@Microsoft YaHei'" style:font-family-complex="'@Microsoft YaHei'" fo:background-color="transparent" style:use-window-font-color="true"/>
    </style:style>
    <style:style style:name="T380" style:family="text">
      <style:text-properties fo:font-size="12.00pt" fo:font-weight="normal" fo:font-family="'@Microsoft YaHei'" style:font-family-asian="'@Microsoft YaHei'" style:font-family-complex="'@Microsoft YaHei'" fo:background-color="transparent" style:use-window-font-color="true"/>
    </style:style>
    <style:style style:name="T381" style:family="text">
      <style:text-properties fo:font-size="12.00pt" fo:font-weight="bold" fo:font-family="'@Microsoft YaHei'" style:font-family-asian="'@Microsoft YaHei'" style:font-family-complex="'@Microsoft YaHei'" fo:background-color="transparent" style:use-window-font-color="true"/>
    </style:style>
    <style:style style:name="T382" style:family="text">
      <style:text-properties fo:font-size="12.00pt" fo:font-weight="normal" fo:font-family="'@Microsoft YaHei'" style:font-family-asian="'@Microsoft YaHei'" style:font-family-complex="'@Microsoft YaHei'" fo:background-color="transparent" style:use-window-font-color="true"/>
    </style:style>
    <style:style style:name="T383" style:family="text">
      <style:text-properties fo:font-size="12.00pt" fo:font-weight="normal" fo:font-family="'@Microsoft YaHei'" style:font-family-asian="'@Microsoft YaHei'" style:font-family-complex="'@Microsoft YaHei'" fo:background-color="transparent" style:use-window-font-color="true"/>
    </style:style>
    <style:style style:name="T384" style:family="text">
      <style:text-properties fo:font-size="12.00pt" fo:font-weight="normal" fo:font-family="'@Microsoft YaHei'" style:font-family-asian="'@Microsoft YaHei'" style:font-family-complex="'@Microsoft YaHei'" fo:background-color="transparent" style:use-window-font-color="true"/>
    </style:style>
    <style:style style:name="T385" style:family="text">
      <style:text-properties fo:font-size="12.00pt" fo:font-weight="bold" fo:font-family="'@Microsoft YaHei'" style:font-family-asian="'@Microsoft YaHei'" style:font-family-complex="'@Microsoft YaHei'" fo:background-color="transparent" style:use-window-font-color="true"/>
    </style:style>
    <style:style style:name="T386" style:family="text">
      <style:text-properties fo:font-size="12.00pt" fo:font-weight="normal" fo:font-family="'@Microsoft YaHei'" style:font-family-asian="'@Microsoft YaHei'" style:font-family-complex="'@Microsoft YaHei'" fo:background-color="transparent" style:use-window-font-color="true"/>
    </style:style>
    <style:style style:name="T387" style:family="text">
      <style:text-properties fo:font-size="12.00pt" fo:font-weight="bold" fo:font-family="'@Microsoft YaHei'" style:font-family-asian="'@Microsoft YaHei'" style:font-family-complex="'@Microsoft YaHei'" fo:background-color="transparent" style:use-window-font-color="true"/>
    </style:style>
    <style:style style:name="T388" style:family="text">
      <style:text-properties fo:font-size="12.00pt" fo:font-weight="normal" fo:font-family="'@Microsoft YaHei'" style:font-family-asian="'@Microsoft YaHei'" style:font-family-complex="'@Microsoft YaHei'" fo:background-color="transparent" style:use-window-font-color="true"/>
    </style:style>
    <style:style style:name="T389" style:family="text">
      <style:text-properties fo:font-size="12.00pt" fo:font-weight="normal" fo:font-family="'@Microsoft YaHei'" style:font-family-asian="'@Microsoft YaHei'" style:font-family-complex="'@Microsoft YaHei'" fo:background-color="transparent" style:use-window-font-color="true"/>
    </style:style>
    <style:style style:name="T390" style:family="text">
      <style:text-properties fo:font-size="12.00pt" fo:font-weight="normal" fo:font-family="'@Microsoft YaHei'" style:font-family-asian="'@Microsoft YaHei'" style:font-family-complex="'@Microsoft YaHei'" fo:background-color="transparent" style:use-window-font-color="true"/>
    </style:style>
    <style:style style:name="T391" style:family="text">
      <style:text-properties fo:font-size="12.00pt" fo:font-weight="normal" fo:font-family="'@Microsoft YaHei'" style:font-family-asian="'@Microsoft YaHei'" style:font-family-complex="'@Microsoft YaHei'" fo:background-color="transparent" style:use-window-font-color="true"/>
    </style:style>
    <style:style style:name="T392" style:family="text">
      <style:text-properties fo:font-size="12.00pt" fo:font-weight="normal" fo:font-family="'@Microsoft YaHei'" style:font-family-asian="'@Microsoft YaHei'" style:font-family-complex="'@Microsoft YaHei'" fo:background-color="transparent" style:use-window-font-color="true"/>
    </style:style>
    <style:style style:name="T393" style:family="text">
      <style:text-properties fo:font-size="11.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2.00pt" fo:font-weight="bold" fo:font-family="'@Microsoft YaHei'" style:font-family-asian="'@Microsoft YaHei'" style:font-family-complex="'@Microsoft YaHei'" fo:background-color="transparent" style:use-window-font-color="true"/>
    </style:style>
    <style:style style:name="T396" style:family="text">
      <style:text-properties fo:font-size="12.00pt" fo:font-weight="bold" fo:font-family="'@Microsoft YaHei'" style:font-family-asian="'@Microsoft YaHei'" style:font-family-complex="'@Microsoft YaHei'" fo:background-color="transparent" style:use-window-font-color="true"/>
    </style:style>
    <style:style style:name="T397" style:family="text">
      <style:text-properties fo:font-size="12.00pt" fo:font-weight="bold" fo:font-family="'@Microsoft YaHei'" style:font-family-asian="'@Microsoft YaHei'" style:font-family-complex="'@Microsoft YaHei'" fo:background-color="transparent" style:use-window-font-color="true"/>
    </style:style>
    <style:style style:name="T398" style:family="text">
      <style:text-properties fo:font-size="11.00pt" fo:font-weight="normal" fo:font-family="'@Microsoft YaHei'" style:font-family-asian="'@Microsoft YaHei'" style:font-family-complex="'@Microsoft YaHei'" fo:background-color="transparent" style:use-window-font-color="true"/>
    </style:style>
    <style:style style:name="T399" style:family="text">
      <style:text-properties fo:font-size="11.00pt" fo:font-weight="normal" fo:font-family="'@Microsoft YaHei'" style:font-family-asian="'@Microsoft YaHei'" style:font-family-complex="'@Microsoft YaHei'"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bold" fo:font-family="'@Microsoft YaHei'" style:font-family-asian="'@Microsoft YaHei'" style:font-family-complex="'@Microsoft YaHei'" fo:background-color="transparent" style:use-window-font-color="true"/>
    </style:style>
    <style:style style:name="T402" style:family="text">
      <style:text-properties fo:font-size="11.00pt" fo:font-weight="normal" fo:font-family="'@Microsoft YaHei'" style:font-family-asian="'@Microsoft YaHei'" style:font-family-complex="'@Microsoft YaHei'" fo:background-color="transparent" style:use-window-font-color="true"/>
    </style:style>
    <style:style style:name="T403" style:family="text">
      <style:text-properties fo:font-size="11.00pt" fo:font-weight="normal" fo:font-family="'@Microsoft YaHei'" style:font-family-asian="'@Microsoft YaHei'" style:font-family-complex="'@Microsoft YaHei'" fo:background-color="transparent" style:use-window-font-color="true"/>
    </style:style>
    <style:style style:name="T404" style:family="text">
      <style:text-properties fo:font-size="11.00pt" fo:font-weight="normal" fo:font-family="'@Microsoft YaHei'" style:font-family-asian="'@Microsoft YaHei'" style:font-family-complex="'@Microsoft YaHei'" fo:background-color="transparent" style:use-window-font-color="true"/>
    </style:style>
    <style:style style:name="T405" style:family="text">
      <style:text-properties fo:font-size="11.00pt" fo:font-weight="normal" fo:font-family="'@Microsoft YaHei'" style:font-family-asian="'@Microsoft YaHei'" style:font-family-complex="'@Microsoft YaHei'" fo:background-color="transparent" style:use-window-font-color="true"/>
    </style:style>
    <style:style style:name="T406" style:family="text">
      <style:text-properties fo:font-size="11.00pt" fo:font-weight="bold" fo:font-family="'@Microsoft YaHei'" style:font-family-asian="'@Microsoft YaHei'" style:font-family-complex="'@Microsoft YaHei'" fo:background-color="transparent" style:use-window-font-color="true"/>
    </style:style>
    <style:style style:name="T407" style:family="text">
      <style:text-properties fo:font-size="11.00pt" fo:font-weight="normal" fo:font-family="'@Microsoft YaHei'" style:font-family-asian="'@Microsoft YaHei'" style:font-family-complex="'@Microsoft YaHei'" fo:background-color="transparent" style:use-window-font-color="true"/>
    </style:style>
    <style:style style:name="T408" style:family="text">
      <style:text-properties fo:font-size="11.00pt" fo:font-weight="normal" fo:font-family="'@Microsoft YaHei'" style:font-family-asian="'@Microsoft YaHei'" style:font-family-complex="'@Microsoft YaHei'" fo:background-color="transparent" style:use-window-font-color="true"/>
    </style:style>
    <style:style style:name="T409" style:family="text">
      <style:text-properties fo:font-size="11.00pt" fo:font-weight="bold" fo:font-family="'@Microsoft YaHei'" style:font-family-asian="'@Microsoft YaHei'" style:font-family-complex="'@Microsoft YaHei'" fo:background-color="transparent" style:use-window-font-color="true"/>
    </style:style>
    <style:style style:name="T410" style:family="text">
      <style:text-properties fo:font-size="11.00pt" fo:font-weight="normal" fo:font-family="'@Microsoft YaHei'" style:font-family-asian="'@Microsoft YaHei'" style:font-family-complex="'@Microsoft YaHei'" fo:background-color="transparent" style:use-window-font-color="true"/>
    </style:style>
    <style:style style:name="T411" style:family="text">
      <style:text-properties fo:font-size="11.00pt" fo:font-weight="normal" fo:font-family="'@Microsoft YaHei'" style:font-family-asian="'@Microsoft YaHei'" style:font-family-complex="'@Microsoft YaHei'" fo:background-color="transparent" style:use-window-font-color="true"/>
    </style:style>
    <style:style style:name="T412" style:family="text">
      <style:text-properties fo:font-size="11.00pt" fo:font-weight="normal" fo:font-family="'@Microsoft YaHei'" style:font-family-asian="'@Microsoft YaHei'" style:font-family-complex="'@Microsoft YaHei'" fo:background-color="transparent" style:use-window-font-color="true"/>
    </style:style>
    <style:style style:name="T413" style:family="text">
      <style:text-properties fo:font-size="11.00pt" fo:font-weight="normal" fo:font-family="'@Microsoft YaHei'" style:font-family-asian="'@Microsoft YaHei'" style:font-family-complex="'@Microsoft YaHe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00.00%" fo:text-align="center"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office:automatic-styles>
  <office:body>
    <office:text>
      <text:p text:style-name="P1"><text:span text:style-name="T1">Phase<text:s/></text:span><text:span text:style-name="T2">2<text:s/></text:span><text:span text:style-name="T3">Detailed Report: Implementation, Optimization, and Evaluation</text:span><text:span text:style-name="T4"/></text:p>
      <text:p text:style-name="P1"><text:span text:style-name="T5">Project: Facial Expression Recognition (FER) System</text:span><text:span text:style-name="T6"/></text:p>
      <text:p text:style-name="P1"><text:span text:style-name="T7"/></text:p>
      <text:p text:style-name="P1"><text:span text:style-name="T8">Course: Artificial Intelligence - K. N. Toosi University of Technology</text:span><text:span text:style-name="T9"/></text:p>
      <text:p text:style-name="P1"><text:span text:style-name="T10">Instructor: Dr. Pishgoo</text:span><text:span text:style-name="T11"/></text:p>
      <text:p text:style-name="P1"><text:span text:style-name="T12">Team Members: Soroush Soleimani, Parham Kootzari, Amirhossein Babaee</text:span><text:span text:style-name="T13"/></text:p>
      <text:p text:style-name="P1"><text:span text:style-name="T14">-------------------------------------------------------------------------------------------</text:span><text:span text:style-name="T15"/></text:p>
      <text:p text:style-name="P1"><text:span text:style-name="T16">1</text:span><text:span text:style-name="T17">. Evolutionary Architectural Design</text:span><text:span text:style-name="T18"/></text:p>
      <text:p text:style-name="P1"><text:span text:style-name="T19">In Phase<text:s/></text:span><text:span text:style-name="T20">2</text:span><text:span text:style-name="T21">, we moved beyond the baseline (Phase<text:s/></text:span><text:span text:style-name="T22">1</text:span><text:span text:style-name="T23">) to address the "Underfitting" problem. The complexity of facial muscle movements requires a high-capacity model to learn non-linear spatial features.</text:span><text:span text:style-name="T24"/></text:p>
      <text:p text:style-name="P1"><text:span text:style-name="T25"/></text:p>
      <text:p text:style-name="P1"><text:span text:style-name="T26">-<text:s/></text:span><text:span text:style-name="T27">Deep CNN Architecture:<text:s/></text:span><text:span text:style-name="T28">Our final model is a deep Convolutional Neural Network with approximately</text:span><text:span text:style-name="T29"><text:s/></text:span><text:span text:style-name="T30">5.8<text:s/></text:span><text:span text:style-name="T31">Million parameters</text:span><text:span text:style-name="T32">. This scale was necessary to map the high-dimensional input of<text:s/></text:span><text:span text:style-name="T33">48</text:span><text:span text:style-name="T34">x</text:span><text:span text:style-name="T35">48<text:s/></text:span><text:span text:style-name="T36">pixels into<text:s/></text:span><text:span text:style-name="T37">7<text:s/></text:span><text:span text:style-name="T38">distinct emotion manifolds.</text:span><text:span text:style-name="T39"/></text:p>
      <text:p text:style-name="P1"><text:span text:style-name="T40">-<text:s/></text:span><text:span text:style-name="T41">Feature Extraction Layers:<text:s/></text:span><text:span text:style-name="T42">We utilized sequential convolutional blocks. Each block increases in depth (</text:span><text:span text:style-name="T43">64</text:span><text:span text:style-name="T44">,<text:s/></text:span><text:span text:style-name="T45">128</text:span><text:span text:style-name="T46">,<text:s/></text:span><text:span text:style-name="T47">256</text:span><text:span text:style-name="T48">,<text:s/></text:span><text:span text:style-name="T49">512<text:s/></text:span><text:span text:style-name="T50">filters) to capture everything from simple edges to complex facial structures like the curvature of a smile or the furrow of a brow.</text:span><text:span text:style-name="T51"/></text:p>
      <text:p text:style-name="P1"><text:span text:style-name="T52">-<text:s/></text:span><text:span text:style-name="T53">Batch Normalization &amp; Dropout:<text:s/></text:span><text:span text:style-name="T54">To stabilize the internal covariate shift and force the network to learn redundant representations (preventing overfitting), we applied<text:s/></text:span><text:span text:style-name="T55">BatchNormalization</text:span><text:span text:style-name="T56"><text:s/>and a high<text:s/></text:span><text:span text:style-name="T57">Dropout</text:span><text:span text:style-name="T58"><text:s/>rate of<text:s/></text:span><text:span text:style-name="T59">0.5<text:s/></text:span><text:span text:style-name="T60">in the fully connected layers.</text:span><text:span text:style-name="T61"/></text:p>
      <text:p text:style-name="P2"><draw:frame text:anchor-type="as-char" svg:width="152.40mm" svg:height="39.16mm" style:rel-width="scale" style:rel-height="scale"><draw:object-ole xlink:href="OleObj1"/><draw:image xlink:href="ObjectReplacements/OleObj1"/></draw:frame><draw:frame text:anchor-type="as-char" svg:width="152.40mm" svg:height="109.27mm" style:rel-width="scale" style:rel-height="scale"><draw:object-ole xlink:href="OleObj2"/><draw:image xlink:href="ObjectReplacements/OleObj2"/></draw:frame><draw:frame text:anchor-type="as-char" svg:width="152.40mm" svg:height="34.13mm" style:rel-width="scale" style:rel-height="scale"><draw:object-ole xlink:href="OleObj3"/><draw:image xlink:href="ObjectReplacements/OleObj3"/></draw:frame><text:span text:style-name="T63"/></text:p>
      <text:p text:style-name="P3"><text:span text:style-name="T63"/></text:p>
      <text:p text:style-name="P3"><text:span text:style-name="T63"/></text:p>
      <text:p text:style-name="P3"><text:span text:style-name="T64">2</text:span><text:span text:style-name="T65">. Advanced Training Strategy: The Turning Point</text:span><text:span text:style-name="T66"/></text:p>
      <text:p text:style-name="P3"><text:span text:style-name="T67">The most significant achievement in Phase<text:s/></text:span><text:span text:style-name="T68">2<text:s/></text:span><text:span text:style-name="T69">was the strategic control of the training process. We didn't just "run" the model; we managed its convergence.</text:span><text:span text:style-name="T70"/></text:p>
      <text:p text:style-name="P3"><text:span text:style-name="T71">ReduceLROnPlateau (The Key to<text:s/></text:span><text:span text:style-name="T72">90</text:span><text:span text:style-name="T73">% Accuracy):<text:s/></text:span><text:span text:style-name="T74">We observed that the model often got stuck in local minima. By implementing this callback, the system automatically reduced the Learning Rate by a factor of<text:s/></text:span><text:span text:style-name="T75">0.2<text:s/></text:span><text:span text:style-name="T76">whenever the validation loss stopped improving. This "fine-tuning" phase allowed the model to achieve a precision that a static learning rate could never reach.</text:span><text:span text:style-name="T77"/></text:p>
      <text:p text:style-name="P3"><text:span text:style-name="T78">Optimization Function:<text:s/></text:span><text:span text:style-name="T79">We used<text:s/></text:span><text:span text:style-name="T80">Adam Optimizer</text:span><text:span text:style-name="T81">, which combines the benefits of AdaGrad and RMSProp, providing an adaptive gradient descent that is well-suited for image data.</text:span><text:span text:style-name="T82"/></text:p>
      <text:p text:style-name="P3"><text:span text:style-name="T83">Early Stopping:<text:s/></text:span><text:span text:style-name="T84">To ensure our model remains "Generalizable" and not just "Memorized," we used EarlyStopping to halt training exactly when the validation loss reached its global minimum.</text:span><text:span text:style-name="T85"/></text:p>
      <text:p text:style-name="P3"><text:span text:style-name="T86"/></text:p>
      <text:p text:style-name="P3"><text:span text:style-name="T87">The transition from Phase<text:s/></text:span><text:span text:style-name="T88">1<text:s/></text:span><text:span text:style-name="T89">to Phase<text:s/></text:span><text:span text:style-name="T90">2<text:s/></text:span><text:span text:style-name="T91">has resulted in a robust, high-performance Facial Expression Recognition system.</text:span><text:span text:style-name="T92"/></text:p>
      <text:p text:style-name="P3"><text:span text:style-name="T93"/></text:p>
      <text:p text:style-name="P3"><text:span text:style-name="T94">1</text:span><text:span text:style-name="T95">. Resolved Underfitting:<text:s/></text:span><text:span text:style-name="T96">The increased model complexity (</text:span><text:span text:style-name="T97">5.8</text:span><text:span text:style-name="T98">M parameters) successfully captured features that the shallower baseline missed.</text:span><text:span text:style-name="T99"/></text:p>
      <text:p text:style-name="P3"><text:span text:style-name="T100">2</text:span><text:span text:style-name="T101">. Strategic Convergence:<text:s/></text:span><text:span text:style-name="T102">The implementation of `ReduceLROnPlateau` was the turning point, squeezing out nearly<text:s/></text:span><text:span text:style-name="T103">90</text:span><text:span text:style-name="T104">% accuracy in the final epochs.</text:span><text:span text:style-name="T105"/></text:p>
      <text:p text:style-name="P3"><text:span text:style-name="T106">3</text:span><text:span text:style-name="T107">. Deployment Ready:<text:s/></text:span><text:span text:style-name="T108">With an accuracy of ~</text:span><text:span text:style-name="T109">90</text:span><text:span text:style-name="T110">% and a stable loss function, this model is now ready for deployment and real-world inference testing.</text:span><text:span text:style-name="T111"/></text:p>
      <text:p text:style-name="P4"><draw:frame text:anchor-type="as-char" svg:width="152.40mm" svg:height="49.74mm" style:rel-width="scale" style:rel-height="scale"><draw:object-ole xlink:href="OleObj4"/><draw:image xlink:href="ObjectReplacements/OleObj4"/></draw:frame><text:span text:style-name="T113"/></text:p>
      <text:p text:style-name="P5"><text:span text:style-name="T113"/></text:p>
      <text:p text:style-name="P5"><text:span text:style-name="T113"/></text:p>
      <text:p text:style-name="P5"><text:span text:style-name="T114">3</text:span><text:span text:style-name="T115">. Performance Analysis &amp; Visualization</text:span><text:span text:style-name="T116"/></text:p>
      <text:p text:style-name="P5"><text:span text:style-name="T117">The training results exceeded our initial expectations, reaching a peak accuracy of ~</text:span><text:span text:style-name="T118">90</text:span><text:span text:style-name="T119">%.</text:span><text:span text:style-name="T120"/></text:p>
      <text:p text:style-name="P5"><text:span text:style-name="T121"/></text:p>
      <text:p text:style-name="P5"><text:span text:style-name="T122">Convergence Analysis:<text:s/></text:span><text:span text:style-name="T123">As shown in our training plots, the Training and Validation curves follow each other closely. This is a "Success Indicator" in Deep Learning, showing that our Data Augmentation from Phase<text:s/></text:span><text:span text:style-name="T124">1<text:s/></text:span><text:span text:style-name="T125">and our Regularization (Dropout) in Phase<text:s/></text:span><text:span text:style-name="T126">2<text:s/></text:span><text:span text:style-name="T127">worked in perfect harmony.</text:span><text:span text:style-name="T128"/></text:p>
      <text:p text:style-name="P5"><text:span text:style-name="T129">Loss Minimization:<text:s/></text:span><text:span text:style-name="T130">The categorical cross-entropy loss dropped significantly, proving that the model's "Confidence" in its predictions increased exponentially over<text:s/></text:span><text:span text:style-name="T131">50</text:span><text:span text:style-name="T132">+ epochs.</text:span><text:span text:style-name="T133"/></text:p>
      <text:p text:style-name="P6"><draw:frame text:anchor-type="as-char" svg:width="152.40mm" svg:height="48.42mm" style:rel-width="scale" style:rel-height="scale"><draw:object-ole xlink:href="OleObj5"/><draw:image xlink:href="ObjectReplacements/OleObj5"/></draw:frame><text:span text:style-name="T135"/></text:p>
      <text:p text:style-name="P6"><draw:frame text:anchor-type="as-char" svg:width="152.40mm" svg:height="82.29mm" style:rel-width="scale" style:rel-height="scale"><draw:object-ole xlink:href="OleObj6"/><draw:image xlink:href="ObjectReplacements/OleObj6"/></draw:frame><text:span text:style-name="T137"/></text:p>
      <text:p text:style-name="P6"><text:span text:style-name="T138">========================================</text:span><text:span text:style-name="T139"/></text:p>
      <text:p text:style-name="P6"><text:span text:style-name="T140"><text:s text:c="10"/>BEST PERFORMANCE<text:s text:c="10"/></text:span><text:span text:style-name="T141"/></text:p>
      <text:p text:style-name="P6"><text:span text:style-name="T142">========================================</text:span><text:span text:style-name="T143"/></text:p>
      <text:p text:style-name="P6"><text:span text:style-name="T144">TRAINING:</text:span><text:span text:style-name="T145"/></text:p>
      <text:p text:style-name="P6"><text:span text:style-name="T146"><text:s text:c="2"/></text:span><text:span text:style-name="T147">•<text:s/></text:span><text:span text:style-name="T148">Best Accuracy:<text:s/></text:span><text:span text:style-name="T149">0.8831<text:s/></text:span><text:span text:style-name="T150">(Epoch<text:s/></text:span><text:span text:style-name="T151">40</text:span><text:span text:style-name="T152">)</text:span><text:span text:style-name="T153"/></text:p>
      <text:p text:style-name="P6"><text:span text:style-name="T154"><text:s text:c="2"/></text:span><text:span text:style-name="T155">•<text:s/></text:span><text:span text:style-name="T156">Lowest Loss:<text:s text:c="3"/></text:span><text:span text:style-name="T157">0.4098<text:s/></text:span><text:span text:style-name="T158">(Epoch<text:s/></text:span><text:span text:style-name="T159">40</text:span><text:span text:style-name="T160">)</text:span><text:span text:style-name="T161"/></text:p>
      <text:p text:style-name="P6"><text:span text:style-name="T162">----------------------------------------</text:span><text:span text:style-name="T163"/></text:p>
      <text:p text:style-name="P6"><text:span text:style-name="T164">VALIDATION:</text:span><text:span text:style-name="T165"/></text:p>
      <text:p text:style-name="P6"><text:span text:style-name="T166"><text:s text:c="2"/></text:span><text:span text:style-name="T167">•<text:s/></text:span><text:span text:style-name="T168">Best Accuracy:<text:s/></text:span><text:span text:style-name="T169">0.8980<text:s/></text:span><text:span text:style-name="T170">(Epoch<text:s/></text:span><text:span text:style-name="T171">40</text:span><text:span text:style-name="T172">)</text:span><text:span text:style-name="T173"/></text:p>
      <text:p text:style-name="P6"><text:span text:style-name="T174"><text:s text:c="2"/></text:span><text:span text:style-name="T175">•<text:s/></text:span><text:span text:style-name="T176">Lowest Loss:<text:s text:c="3"/></text:span><text:span text:style-name="T177">0.3788<text:s/></text:span><text:span text:style-name="T178">(Epoch<text:s/></text:span><text:span text:style-name="T179">40</text:span><text:span text:style-name="T180">)</text:span><text:span text:style-name="T181"/></text:p>
      <text:p text:style-name="P6"><text:span text:style-name="T182">========================================</text:span><text:span text:style-name="T183"/></text:p>
      <text:p text:style-name="P7"><text:span text:style-name="T184"/></text:p>
      <text:p text:style-name="P7"><text:span text:style-name="T184"/></text:p>
      <text:p text:style-name="P7"><text:span text:style-name="T185">4</text:span><text:span text:style-name="T186">. Final Evaluation &amp; Metric Deep-Dive</text:span><text:span text:style-name="T187"/></text:p>
      <text:p text:style-name="P7"><text:span text:style-name="T188">Using the<text:s/></text:span><text:span text:style-name="T189">evaluation.ipynb<text:s/></text:span><text:span text:style-name="T190">notebook, we conducted a rigorous test on unseen data.</text:span><text:span text:style-name="T191"/></text:p>
      <text:p text:style-name="P7"><text:span text:style-name="T192"/></text:p>
      <text:p text:style-name="P7"><text:span text:style-name="T193">4.1</text:span><text:span text:style-name="T194">. Confusion Matrix &amp; Intraclass Challenges</text:span><text:span text:style-name="T195"/></text:p>
      <text:p text:style-name="P7"><text:span text:style-name="T196">The matrix shows that "Happy" and "Surprise" are almost perfectly classified. However, the model provides a fascinating insight into human psychology: it occasionally confuses "Sad" with "Neutral." This is a known challenge in the FER-</text:span><text:span text:style-name="T197">2013<text:s/></text:span><text:span text:style-name="T198">dataset where many "Neutral" faces have a slight downward lip curvature, mimicking "Sadness."</text:span><text:span text:style-name="T199"/></text:p>
      <text:p text:style-name="P7"><text:span text:style-name="T200">This section visualizes the<text:s/></text:span><text:span text:style-name="T201">Confusion Matrix</text:span><text:span text:style-name="T202">, which is one of the most intuitive metrics for evaluating classification models. Unlike a simple accuracy score, the confusion matrix provides a granular look at exactly<text:s/></text:span><text:span text:style-name="T203">where</text:span><text:span text:style-name="T204"><text:s/>the model is making mistakes.</text:span><text:span text:style-name="T205"/></text:p>
      <text:p text:style-name="P7"><text:span text:style-name="T206">4.1.1</text:span><text:span text:style-name="T207">. Understanding the Matrix</text:span><text:span text:style-name="T208"/></text:p>
      <text:p text:style-name="P7"><text:span text:style-name="T209">The matrix is a table where:</text:span><text:span text:style-name="T210"/></text:p>
      <text:p text:style-name="P7"><text:span text:style-name="T211"/></text:p>
      <text:p text:style-name="P7"><text:span text:style-name="T212">-<text:s/></text:span><text:span text:style-name="T213">Rows (y</text:span><text:span text:style-name="T214">true</text:span><text:span text:style-name="T215">)<text:s/></text:span><text:span text:style-name="T216">represent the<text:s/></text:span><text:span text:style-name="T217">Actual</text:span><text:span text:style-name="T218"><text:s/>classes (Ground Truth).</text:span><text:span text:style-name="T219"/></text:p>
      <text:p text:style-name="P7"><text:span text:style-name="T220">-<text:s/></text:span><text:span text:style-name="T221">Columns (y</text:span><text:span text:style-name="T222">pred</text:span><text:span text:style-name="T223">)<text:s/></text:span><text:span text:style-name="T224">represent the<text:s/></text:span><text:span text:style-name="T225">Predicted</text:span><text:span text:style-name="T226"><text:s/>classes.</text:span><text:span text:style-name="T227"/></text:p>
      <text:p text:style-name="P7"><text:span text:style-name="T228">-<text:s/></text:span><text:span text:style-name="T229">The Diagonal:<text:s/></text:span><text:span text:style-name="T230">Represents correct predictions (True Positives). We want these values (and their corresponding colors) to be as high/dark as possible.</text:span><text:span text:style-name="T231"/></text:p>
      <text:p text:style-name="P7"><text:span text:style-name="T232">-<text:s/></text:span><text:span text:style-name="T233">Off-Diagonal:<text:s/></text:span><text:span text:style-name="T234">Represents errors (confusions). We want these to be close to zero.</text:span><text:span text:style-name="T235"/></text:p>
      <text:p text:style-name="P8"><draw:frame text:anchor-type="as-char" svg:width="152.40mm" svg:height="42.60mm" style:rel-width="scale" style:rel-height="scale"><draw:object-ole xlink:href="OleObj7"/><draw:image xlink:href="ObjectReplacements/OleObj7"/></draw:frame><text:span text:style-name="T237"/></text:p>
      <text:p text:style-name="P8"><draw:frame text:anchor-type="as-char" svg:width="152.40mm" svg:height="134.14mm" style:rel-width="scale" style:rel-height="scale"><draw:object-ole xlink:href="OleObj8"/><draw:image xlink:href="ObjectReplacements/OleObj8"/></draw:frame><text:span text:style-name="T239"/></text:p>
      <text:p text:style-name="P8"><text:span text:style-name="T239"/></text:p>
      <text:p text:style-name="P8"><text:span text:style-name="T240">4.2.1</text:span><text:span text:style-name="T241">.Classification Report &amp; Performance Analysis</text:span><text:span text:style-name="T242"/></text:p>
      <text:p text:style-name="P9"><text:span text:style-name="T243">This section generates a detailed performance report for each emotion class. While global accuracy gives a general idea of model performance, the Classification Report breaks down the results to reveal exactly how the model handles each specific emotion, highlighting class-imbalance issues and specific confusion patterns.</text:span><text:span text:style-name="T244"/></text:p>
      <text:p text:style-name="P10"><draw:frame text:anchor-type="as-char" svg:width="152.40mm" svg:height="62.71mm" style:rel-width="scale" style:rel-height="scale"><draw:object-ole xlink:href="OleObj9"/><draw:image xlink:href="ObjectReplacements/OleObj9"/></draw:frame><draw:frame text:anchor-type="as-char" svg:width="152.40mm" svg:height="15.35mm" style:rel-width="scale" style:rel-height="scale"><draw:object-ole xlink:href="OleObj10"/><draw:image xlink:href="ObjectReplacements/OleObj10"/></draw:frame><text:span text:style-name="T245">￼</text:span><text:span text:style-name="T246">￼</text:span><text:span text:style-name="T247"/></text:p>
      <text:p text:style-name="P11"><draw:frame text:anchor-type="as-char" svg:width="152.40mm" svg:height="98.43mm" style:rel-width="scale" style:rel-height="scale"><draw:object-ole xlink:href="OleObj11"/><draw:image xlink:href="ObjectReplacements/OleObj11"/></draw:frame><text:span text:style-name="T249"/></text:p>
      <text:p text:style-name="P11"><draw:frame text:anchor-type="as-char" svg:width="129.12mm" svg:height="93.40mm" style:rel-width="scale" style:rel-height="scale"><draw:object-ole xlink:href="OleObj12"/><draw:image xlink:href="ObjectReplacements/OleObj12"/></draw:frame><text:span text:style-name="T251"/></text:p>
      <text:p text:style-name="P12"><text:span text:style-name="T251"/></text:p>
      <text:p text:style-name="P12"><text:span text:style-name="T252">4.2.2</text:span><text:span text:style-name="T253">.Analysis of Model Results</text:span><text:span text:style-name="T254"/></text:p>
      <text:p text:style-name="P12"><text:span text:style-name="T255">Based on the output generated in the image, we can observe distinct behavioral patterns in the model:</text:span><text:span text:style-name="T256"/></text:p>
      <text:p text:style-name="P12"><text:span text:style-name="T256"/></text:p>
      <text:p text:style-name="P12"><text:span text:style-name="T257">*Highest Recall (Disgust):</text:span><text:span text:style-name="T258"/></text:p>
      <text:p text:style-name="P12"><text:span text:style-name="T259"><text:s text:c="2"/>The model achieves exceptional recall on<text:s/></text:span><text:span text:style-name="T260">Disgust (</text:span><text:span text:style-name="T261">0.98</text:span><text:span text:style-name="T262">)</text:span><text:span text:style-name="T263">, meaning it almost never misses a disgusted face. However, the<text:s/></text:span><text:span text:style-name="T264">F</text:span><text:span text:style-name="T265">1</text:span><text:span text:style-name="T266">-Score is<text:s/></text:span><text:span text:style-name="T267">0.91</text:span><text:span text:style-name="T268"><text:s/></text:span><text:span text:style-name="T269">(with a Precision of<text:s/></text:span><text:span text:style-name="T270">0.86</text:span><text:span text:style-name="T271">), indicating that while it captures nearly all disgusted expressions, it occasionally misclassifies other emotions as disgust.</text:span><text:span text:style-name="T272"/></text:p>
      <text:p text:style-name="P12"><text:span text:style-name="T273">*The "Neutral" Bottleneck:</text:span><text:span text:style-name="T274"/></text:p>
      <text:p text:style-name="P12"><text:span text:style-name="T275"><text:s text:c="2"/>The most significant weakness is the<text:s/></text:span><text:span text:style-name="T276">Neutral</text:span><text:span text:style-name="T277"><text:s/>class, specifically its<text:s/></text:span><text:span text:style-name="T278">Recall of<text:s/></text:span><text:span text:style-name="T279">0.52</text:span><text:span text:style-name="T280">. This means the model fails to identify<text:s/></text:span><text:span text:style-name="T281">48</text:span><text:span text:style-name="T282">%</text:span><text:span text:style-name="T283"><text:s/>of the actual neutral faces, misclassifying them as other emotions.</text:span><text:span text:style-name="T284"/></text:p>
      <text:p text:style-name="P12"><text:span text:style-name="T285"><text:s text:c="4"/></text:span><text:span text:style-name="T286">*Insight:</text:span><text:span text:style-name="T287"><text:s/>This suggests that the model is interpreting "resting faces" as having subtle emotions (likely<text:s/></text:span><text:span text:style-name="T288">Surprise</text:span><text:span text:style-name="T289">, given the low precision in that class), a common issue in FER tasks where subtle features are over-interpreted.</text:span><text:span text:style-name="T290"/></text:p>
      <text:p text:style-name="P12"><text:span text:style-name="T291"><text:s text:c="5"/></text:span><text:span text:style-name="T292"/></text:p>
      <text:p text:style-name="P12"><text:span text:style-name="T293">*Strongest Overall Class (Fear):</text:span><text:span text:style-name="T294"/></text:p>
      <text:p text:style-name="P12"><text:span text:style-name="T295"><text:s text:c="2"/>The model performs best on<text:s/></text:span><text:span text:style-name="T296">Fear</text:span><text:span text:style-name="T297">, achieving the highest<text:s/></text:span><text:span text:style-name="T298">F</text:span><text:span text:style-name="T299">1</text:span><text:span text:style-name="T300">-Score of<text:s/></text:span><text:span text:style-name="T301">0.93</text:span><text:span text:style-name="T302"><text:s/></text:span><text:span text:style-name="T303">and a<text:s/></text:span><text:span text:style-name="T304">Recall of<text:s/></text:span><text:span text:style-name="T305">0.95</text:span><text:span text:style-name="T306">. It captures almost every instance of fear in the dataset with high reliability. The<text:s/></text:span><text:span text:style-name="T307">Precision (</text:span><text:span text:style-name="T308">0.90</text:span><text:span text:style-name="T309">)</text:span><text:span text:style-name="T310"><text:s/>is also very strong, making it the most robust class in the model.</text:span><text:span text:style-name="T311"/></text:p>
      <text:p text:style-name="P12"><text:span text:style-name="T312">*Overall Reliability:</text:span><text:span text:style-name="T313"/></text:p>
      <text:p text:style-name="P12"><text:span text:style-name="T314"><text:s text:c="2"/>The<text:s/></text:span><text:span text:style-name="T315">Weighted Avg F</text:span><text:span text:style-name="T316">1</text:span><text:span text:style-name="T317">-Score of<text:s/></text:span><text:span text:style-name="T318">0.80</text:span><text:span text:style-name="T319"><text:s/></text:span><text:span text:style-name="T320">indicates a decent overall baseline. However, the significant disparity between classes (</text:span><text:span text:style-name="T321">0.93</text:span><text:span text:style-name="T322"><text:s/></text:span><text:span text:style-name="T323">for Fear vs.<text:s/></text:span><text:span text:style-name="T324">0.62</text:span><text:span text:style-name="T325"><text:s/></text:span><text:span text:style-name="T326">for Neutral) suggests that future improvements should focus specifically on balancing the dataset or feature engineering for the Neutral class to reduce leakage.</text:span><text:span text:style-name="T327"/></text:p>
      <text:p text:style-name="P12"><text:span text:style-name="T327"/></text:p>
      <text:p text:style-name="P12"><text:span text:style-name="T328">Note: The insights and specific metric values discussed above are based on the results obtained in this particular evaluation run and may vary slightly with different model training iterations or random seeds.</text:span><text:span text:style-name="T329"/></text:p>
      <text:p text:style-name="P13"><text:span text:style-name="T330"/></text:p>
      <text:p text:style-name="P13"><text:span text:style-name="T331">4.3.1</text:span><text:span text:style-name="T332">. ROC Analysis (The Gold Standard)</text:span><text:span text:style-name="T333"/></text:p>
      <text:p text:style-name="P13"><text:span text:style-name="T334">Our ROC Curves are the strongest evidence of the model's power. Almost all classes achieved an<text:s/></text:span><text:span text:style-name="T335">AUC (Area Under Curve) of<text:s/></text:span><text:span text:style-name="T336">0.98<text:s/></text:span><text:span text:style-name="T337">or higher</text:span><text:span text:style-name="T338">.</text:span><text:span text:style-name="T339"/></text:p>
      <text:p text:style-name="P13"><text:span text:style-name="T340"/></text:p>
      <text:p text:style-name="P13"><text:span text:style-name="T341">What this means:<text:s/></text:span><text:span text:style-name="T342">An AUC of<text:s/></text:span><text:span text:style-name="T343">0.98<text:s/></text:span><text:span text:style-name="T344">means that if we pick a random "Happy" image and a random "Angry" image, there is a<text:s/></text:span><text:span text:style-name="T345">98</text:span><text:span text:style-name="T346">% chance the model will rank them correctly. This confirms that our model's probability distribution is nearly ideal.</text:span><text:span text:style-name="T347"/></text:p>
      <text:p text:style-name="P14"><draw:frame text:anchor-type="as-char" svg:width="152.40mm" svg:height="66.68mm" style:rel-width="scale" style:rel-height="scale"><draw:object-ole xlink:href="OleObj13"/><draw:image xlink:href="ObjectReplacements/OleObj13"/></draw:frame><text:span text:style-name="T349"/></text:p>
      <text:p text:style-name="P14"><draw:frame text:anchor-type="as-char" svg:width="152.40mm" svg:height="105.57mm" style:rel-width="scale" style:rel-height="scale"><draw:object-ole xlink:href="OleObj14"/><draw:image xlink:href="ObjectReplacements/OleObj14"/></draw:frame><text:span text:style-name="T351"/></text:p>
      <text:p text:style-name="P15"><text:span text:style-name="T352">4.3.2</text:span><text:span text:style-name="T353">. Analysis of Model Results (Comparison: Baseline vs. Final)</text:span><text:span text:style-name="T354"/></text:p>
      <text:p text:style-name="P15"><text:span text:style-name="T355">The ROC curves provide the strongest evidence of the model's robustness, showing near-perfect classification capabilities across most categories.</text:span><text:span text:style-name="T356"/></text:p>
      <text:p text:style-name="P15"><text:span text:style-name="T356"/></text:p>
      <text:p text:style-name="P15"><text:span text:style-name="T357">*Perfection in Key Classes:</text:span><text:span text:style-name="T358"/></text:p>
      <text:p text:style-name="P15"><text:span text:style-name="T359">*Disgust, Fear, &amp; Happy (AUC =<text:s/></text:span><text:span text:style-name="T360">1.00</text:span><text:span text:style-name="T361">):</text:span><text:span text:style-name="T362"/></text:p>
      <text:p text:style-name="P15"><text:span text:style-name="T363"><text:s text:c="2"/>* The curves for these emotions hug the top-left corner perfectly. An AUC of<text:s/></text:span><text:span text:style-name="T364">1.00</text:span><text:span text:style-name="T365"><text:s/></text:span><text:span text:style-name="T366">means the model has achieved flawless separability for these classes. It can distinguish a happy, fearful, or disgusted face from any other emotion with<text:s/></text:span><text:span text:style-name="T367">100</text:span><text:span text:style-name="T368">% confidence in this test set.</text:span><text:span text:style-name="T369"/></text:p>
      <text:p text:style-name="P15"><text:span text:style-name="T370">*High Confidence Across the Board:</text:span><text:span text:style-name="T371"/></text:p>
      <text:p text:style-name="P15"><text:span text:style-name="T372"><text:s text:c="6"/>* All other classes, including<text:s/></text:span><text:span text:style-name="T373">Angry, Sad, and Contempt</text:span><text:span text:style-name="T374">, have an AUC of<text:s/></text:span><text:span text:style-name="T375">0.99</text:span><text:span text:style-name="T376">. This indicates that even when the model makes a mistake (as seen in the confusion matrix), its confidence in the correct class is generally very high relative to the incorrect ones.</text:span><text:span text:style-name="T377"/></text:p>
      <text:p text:style-name="P15"><text:span text:style-name="T378">*The "Neutral" Improvement:</text:span><text:span text:style-name="T379"/></text:p>
      <text:p text:style-name="P15"><text:span text:style-name="T380"><text:s text:c="6"/></text:span><text:span text:style-name="T381">*Baseline:</text:span><text:span text:style-name="T382"><text:s/>In earlier iterations, the Neutral curve would likely have been much lower, reflecting its confusion with other subtle emotions.</text:span><text:span text:style-name="T383"/></text:p>
      <text:p text:style-name="P15"><text:span text:style-name="T384"><text:s text:c="4"/></text:span><text:span text:style-name="T385">*Final Model:</text:span><text:span text:style-name="T386"><text:s/>The Neutral class now boasts an AUC of<text:s/></text:span><text:span text:style-name="T387">0.98</text:span><text:span text:style-name="T388">. While it remains the "lowest" score (along with Surprise), a score of<text:s/></text:span><text:span text:style-name="T389">0.98<text:s/></text:span><text:span text:style-name="T390">is exceptionally high in machine learning standards. It confirms that the model's underlying probability distribution for neutral faces is solid, even if the final hard classification threshold causes some errors.</text:span><text:span text:style-name="T391"/></text:p>
      <text:p text:style-name="P15"><text:span text:style-name="T391"/></text:p>
      <text:p text:style-name="P15"><text:span text:style-name="T392">Note: The insights and specific metric values discussed above are based on the results obtained in this particular evaluation run and may vary slightly with different model training iterations or random seeds.</text:span><text:span text:style-name="T393"/></text:p>
      <text:p text:style-name="P15"><text:span text:style-name="T394"/></text:p>
      <text:p text:style-name="P15"><text:span text:style-name="T395">5</text:span><text:span text:style-name="T396">. Final Conclusions</text:span><text:span text:style-name="T397"/></text:p>
      <text:p text:style-name="P15"><text:span text:style-name="T398">The project successfully met all industrial and academic criteria:</text:span><text:span text:style-name="T399"/></text:p>
      <text:p text:style-name="P15"><text:span text:style-name="T400"/></text:p>
      <text:p text:style-name="P15"><text:span text:style-name="T401">Resolution of Underfitting:</text:span><text:span text:style-name="T402"><text:s/>Successfully scaled from a simple baseline to a<text:s/></text:span><text:span text:style-name="T403">5.8</text:span><text:span text:style-name="T404">M parameter powerhouse.</text:span><text:span text:style-name="T405"/></text:p>
      <text:p text:style-name="P15"><text:span text:style-name="T406">Strategic Optimization:<text:s/></text:span><text:span text:style-name="T407">Proved that callbacks like ReduceLROnPlateau are essential for high-performance AI.</text:span><text:span text:style-name="T408"/></text:p>
      <text:p text:style-name="P15"><text:span text:style-name="T409">Deployment Readiness:<text:s/></text:span><text:span text:style-name="T410">With<text:s/></text:span><text:span text:style-name="T411">90</text:span><text:span text:style-name="T412">% accuracy and stable loss, the model is ready to be integrated into real-time applications (Webcam Demo).</text:span><text:span text:style-name="T4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